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229.6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216.34pt"/>
    </style:style>
    <style:style style:name="co7" style:family="table-column">
      <style:table-column-properties fo:break-before="auto" style:column-width="212.51pt"/>
    </style:style>
    <style:style style:name="co8" style:family="table-column">
      <style:table-column-properties fo:break-before="auto" style:column-width="480.39pt"/>
    </style:style>
    <style:style style:name="co9" style:family="table-column">
      <style:table-column-properties fo:break-before="auto" style:column-width="1414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VFO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ecpA</text:p>
          </table:table-cell>
          <table:table-cell office:value-type="float" office:value="3000020" calcext:value-type="float">
            <text:p>3000020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B</text:p>
          </table:table-cell>
          <table:table-cell office:value-type="float" office:value="3000021" calcext:value-type="float">
            <text:p>3000021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C</text:p>
          </table:table-cell>
          <table:table-cell office:value-type="float" office:value="3000022" calcext:value-type="float">
            <text:p>3000022</text:p>
          </table:table-cell>
          <table:table-cell office:value-type="string" calcext:value-type="string">
            <text:p>putative enzym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D</text:p>
          </table:table-cell>
          <table:table-cell office:value-type="float" office:value="3000023" calcext:value-type="float">
            <text:p>3000023</text:p>
          </table:table-cell>
          <table:table-cell office:value-type="string" calcext:value-type="string">
            <text:p>putative recep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E</text:p>
          </table:table-cell>
          <table:table-cell office:value-type="float" office:value="3000024" calcext:value-type="float">
            <text:p>3000024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R</text:p>
          </table:table-cell>
          <table:table-cell office:value-type="float" office:value="3000025" calcext:value-type="float">
            <text:p>3000025</text:p>
          </table:table-cell>
          <table:table-cell office:value-type="string" calcext:value-type="string">
            <text:p>putative regula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fimA</text:p>
          </table:table-cell>
          <table:table-cell office:value-type="float" office:value="3000046" calcext:value-type="float">
            <text:p>30000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B</text:p>
          </table:table-cell>
          <table:table-cell office:value-type="float" office:value="3000047" calcext:value-type="float">
            <text:p>300004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C</text:p>
          </table:table-cell>
          <table:table-cell office:value-type="float" office:value="3000048" calcext:value-type="float">
            <text:p>300004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D</text:p>
          </table:table-cell>
          <table:table-cell office:value-type="float" office:value="3000049" calcext:value-type="float">
            <text:p>300004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E</text:p>
          </table:table-cell>
          <table:table-cell office:value-type="float" office:value="3000050" calcext:value-type="float">
            <text:p>300005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</text:p>
          </table:table-cell>
          <table:table-cell office:value-type="float" office:value="3000051" calcext:value-type="float">
            <text:p>300005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G</text:p>
          </table:table-cell>
          <table:table-cell office:value-type="float" office:value="3000052" calcext:value-type="float">
            <text:p>300005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H</text:p>
          </table:table-cell>
          <table:table-cell office:value-type="float" office:value="3000053" calcext:value-type="float">
            <text:p>30000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I</text:p>
          </table:table-cell>
          <table:table-cell office:value-type="float" office:value="3000054" calcext:value-type="float">
            <text:p>30000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3000055" calcext:value-type="float">
            <text:p>3000055</text:p>
          </table:table-cell>
          <table:table-cell office:value-type="string" calcext:value-type="string">
            <text:p>F1C major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C</text:p>
          </table:table-cell>
          <table:table-cell office:value-type="float" office:value="3000056" calcext:value-type="float">
            <text:p>3000056</text:p>
          </table:table-cell>
          <table:table-cell office:value-type="string" calcext:value-type="string">
            <text:p>F1C periplasmic chaperon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D</text:p>
          </table:table-cell>
          <table:table-cell office:value-type="float" office:value="3000057" calcext:value-type="float">
            <text:p>3000057</text:p>
          </table:table-cell>
          <table:table-cell office:value-type="string" calcext:value-type="string">
            <text:p>F1C fimbrial ushe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F</text:p>
          </table:table-cell>
          <table:table-cell office:value-type="float" office:value="3000058" calcext:value-type="float">
            <text:p>3000058</text:p>
          </table:table-cell>
          <table:table-cell office:value-type="string" calcext:value-type="string">
            <text:p>F1C minor fimbrial subunit F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G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F1C minor fimbrial subunit protein G pres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H</text:p>
          </table:table-cell>
          <table:table-cell office:value-type="float" office:value="3000060" calcext:value-type="float">
            <text:p>3000060</text:p>
          </table:table-cell>
          <table:table-cell office:value-type="string" calcext:value-type="string">
            <text:p>F1C Putative fimbrial adhesin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I</text:p>
          </table:table-cell>
          <table:table-cell office:value-type="float" office:value="3000061" calcext:value-type="float">
            <text:p>3000061</text:p>
          </table:table-cell>
          <table:table-cell office:value-type="string" calcext:value-type="string">
            <text:p>Putative minor F1C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000088" calcext:value-type="float">
            <text:p>3000088</text:p>
          </table:table-cell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3000089" calcext:value-type="float">
            <text:p>30000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B</text:p>
          </table:table-cell>
          <table:table-cell office:value-type="float" office:value="3000090" calcext:value-type="float">
            <text:p>30000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C</text:p>
          </table:table-cell>
          <table:table-cell office:value-type="float" office:value="3000091" calcext:value-type="float">
            <text:p>300009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D</text:p>
          </table:table-cell>
          <table:table-cell office:value-type="float" office:value="3000092" calcext:value-type="float">
            <text:p>300009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000093" calcext:value-type="float">
            <text:p>30000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F</text:p>
          </table:table-cell>
          <table:table-cell office:value-type="float" office:value="3000094" calcext:value-type="float">
            <text:p>300009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</text:p>
          </table:table-cell>
          <table:table-cell office:value-type="float" office:value="3000095" calcext:value-type="float">
            <text:p>300009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H</text:p>
          </table:table-cell>
          <table:table-cell office:value-type="float" office:value="3000096" calcext:value-type="float">
            <text:p>300009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</text:p>
          </table:table-cell>
          <table:table-cell office:value-type="float" office:value="3000097" calcext:value-type="float">
            <text:p>30000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J</text:p>
          </table:table-cell>
          <table:table-cell office:value-type="float" office:value="3000098" calcext:value-type="float">
            <text:p>30000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K</text:p>
          </table:table-cell>
          <table:table-cell office:value-type="float" office:value="3000099" calcext:value-type="float">
            <text:p>300009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X</text:p>
          </table:table-cell>
          <table:table-cell office:value-type="float" office:value="3000100" calcext:value-type="float">
            <text:p>30001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A</text:p>
          </table:table-cell>
          <table:table-cell office:value-type="float" office:value="3000106" calcext:value-type="float">
            <text:p>300010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B</text:p>
          </table:table-cell>
          <table:table-cell office:value-type="float" office:value="3000107" calcext:value-type="float">
            <text:p>300010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C</text:p>
          </table:table-cell>
          <table:table-cell office:value-type="float" office:value="3000108" calcext:value-type="float">
            <text:p>30001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D</text:p>
          </table:table-cell>
          <table:table-cell office:value-type="float" office:value="3000109" calcext:value-type="float">
            <text:p>300010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E</text:p>
          </table:table-cell>
          <table:table-cell office:value-type="float" office:value="3000110" calcext:value-type="float">
            <text:p>30001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F</text:p>
          </table:table-cell>
          <table:table-cell office:value-type="float" office:value="3000111" calcext:value-type="float">
            <text:p>300011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G</text:p>
          </table:table-cell>
          <table:table-cell office:value-type="float" office:value="3000112" calcext:value-type="float">
            <text:p>30001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H</text:p>
          </table:table-cell>
          <table:table-cell office:value-type="float" office:value="3000113" calcext:value-type="float">
            <text:p>30001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S</text:p>
          </table:table-cell>
          <table:table-cell office:value-type="float" office:value="3000114" calcext:value-type="float">
            <text:p>300011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B</text:p>
          </table:table-cell>
          <table:table-cell office:value-type="float" office:value="3000125" calcext:value-type="float">
            <text:p>3000125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bfpB</text:p>
          </table:table-cell>
          <table:table-cell office:value-type="float" office:value="3000196" calcext:value-type="float">
            <text:p>3000196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</table:table-row>
        <table:table-row table:style-name="ro1">
          <table:table-cell office:value-type="string" calcext:value-type="string">
            <text:p>lngD</text:p>
          </table:table-cell>
          <table:table-cell office:value-type="float" office:value="3000197" calcext:value-type="float">
            <text:p>3000197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</table:table-row>
        <table:table-row table:style-name="ro1">
          <table:table-cell office:value-type="string" calcext:value-type="string">
            <text:p>hofQ</text:p>
          </table:table-cell>
          <table:table-cell office:value-type="float" office:value="3000198" calcext:value-type="float">
            <text:p>3000198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</table:table-row>
        <table:table-row table:style-name="ro1">
          <table:table-cell office:value-type="string" calcext:value-type="string">
            <text:p>bfpD</text:p>
          </table:table-cell>
          <table:table-cell office:value-type="float" office:value="3000200" calcext:value-type="float">
            <text:p>3000200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</table:table-row>
        <table:table-row table:style-name="ro1">
          <table:table-cell office:value-type="string" calcext:value-type="string">
            <text:p>lngH</text:p>
          </table:table-cell>
          <table:table-cell office:value-type="float" office:value="3000201" calcext:value-type="float">
            <text:p>3000201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</table:table-row>
        <table:table-row table:style-name="ro1">
          <table:table-cell office:value-type="string" calcext:value-type="string">
            <text:p>hcpB</text:p>
          </table:table-cell>
          <table:table-cell office:value-type="float" office:value="3000202" calcext:value-type="float">
            <text:p>3000202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</table:table-row>
        <table:table-row table:style-name="ro1">
          <table:table-cell office:value-type="string" calcext:value-type="string">
            <text:p>bfpE</text:p>
          </table:table-cell>
          <table:table-cell office:value-type="float" office:value="3000204" calcext:value-type="float">
            <text:p>3000204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</table:table-row>
        <table:table-row table:style-name="ro1">
          <table:table-cell office:value-type="string" calcext:value-type="string">
            <text:p>lngI</text:p>
          </table:table-cell>
          <table:table-cell office:value-type="float" office:value="3000205" calcext:value-type="float">
            <text:p>3000205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</table:table-row>
        <table:table-row table:style-name="ro1">
          <table:table-cell office:value-type="string" calcext:value-type="string">
            <text:p>hcpC</text:p>
          </table:table-cell>
          <table:table-cell office:value-type="float" office:value="3000206" calcext:value-type="float">
            <text:p>3000206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</table:table-row>
        <table:table-row table:style-name="ro1">
          <table:table-cell office:value-type="string" calcext:value-type="string">
            <text:p>bfpA</text:p>
          </table:table-cell>
          <table:table-cell office:value-type="float" office:value="3000208" calcext:value-type="float">
            <text:p>3000208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</table:table-row>
        <table:table-row table:style-name="ro1">
          <table:table-cell office:value-type="string" calcext:value-type="string">
            <text:p>lngA</text:p>
          </table:table-cell>
          <table:table-cell office:value-type="float" office:value="3000209" calcext:value-type="float">
            <text:p>3000209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</table:table-row>
        <table:table-row table:style-name="ro1">
          <table:table-cell office:value-type="string" calcext:value-type="string">
            <text:p>hcpA</text:p>
          </table:table-cell>
          <table:table-cell office:value-type="float" office:value="3000210" calcext:value-type="float">
            <text:p>3000210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</table:table-row>
        <table:table-row table:style-name="ro1">
          <table:table-cell office:value-type="string" calcext:value-type="string">
            <text:p>bfpI</text:p>
          </table:table-cell>
          <table:table-cell office:value-type="float" office:value="3000212" calcext:value-type="float">
            <text:p>3000212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</table:table-row>
        <table:table-row table:style-name="ro1">
          <table:table-cell office:value-type="string" calcext:value-type="string">
            <text:p>lngB</text:p>
          </table:table-cell>
          <table:table-cell office:value-type="float" office:value="3000213" calcext:value-type="float">
            <text:p>3000213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</table:table-row>
        <table:table-row table:style-name="ro1">
          <table:table-cell office:value-type="string" calcext:value-type="string">
            <text:p>ppdC</text:p>
          </table:table-cell>
          <table:table-cell office:value-type="float" office:value="3000214" calcext:value-type="float">
            <text:p>3000214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</table:table-row>
        <table:table-row table:style-name="ro1">
          <table:table-cell office:value-type="string" calcext:value-type="string">
            <text:p>bfpJ</text:p>
          </table:table-cell>
          <table:table-cell office:value-type="float" office:value="3000216" calcext:value-type="float">
            <text:p>3000216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</table:table-row>
        <table:table-row table:style-name="ro1">
          <table:table-cell office:value-type="string" calcext:value-type="string">
            <text:p>ygdB</text:p>
          </table:table-cell>
          <table:table-cell office:value-type="float" office:value="3000217" calcext:value-type="float">
            <text:p>3000217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</table:table-row>
        <table:table-row table:style-name="ro1">
          <table:table-cell office:value-type="string" calcext:value-type="string">
            <text:p>bfpK</text:p>
          </table:table-cell>
          <table:table-cell office:value-type="float" office:value="3000219" calcext:value-type="float">
            <text:p>3000219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</table:table-row>
        <table:table-row table:style-name="ro1">
          <table:table-cell office:value-type="string" calcext:value-type="string">
            <text:p>ppdB</text:p>
          </table:table-cell>
          <table:table-cell office:value-type="float" office:value="3000220" calcext:value-type="float">
            <text:p>3000220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</table:table-row>
        <table:table-row table:style-name="ro1">
          <table:table-cell office:value-type="string" calcext:value-type="string">
            <text:p>ppdA</text:p>
          </table:table-cell>
          <table:table-cell office:value-type="float" office:value="3000222" calcext:value-type="float">
            <text:p>3000222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</table:table-row>
        <table:table-row table:style-name="ro1">
          <table:table-cell office:value-type="string" calcext:value-type="string">
            <text:p>bfpC</text:p>
          </table:table-cell>
          <table:table-cell office:value-type="float" office:value="3000224" calcext:value-type="float">
            <text:p>300022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</table:table-row>
        <table:table-row table:style-name="ro1">
          <table:table-cell office:value-type="string" calcext:value-type="string">
            <text:p>lngE</text:p>
          </table:table-cell>
          <table:table-cell office:value-type="float" office:value="3000225" calcext:value-type="float">
            <text:p>3000225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</table:table-row>
        <table:table-row table:style-name="ro1">
          <table:table-cell office:value-type="string" calcext:value-type="string">
            <text:p>bfpP</text:p>
          </table:table-cell>
          <table:table-cell office:value-type="float" office:value="3000228" calcext:value-type="float">
            <text:p>3000228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</table:table-row>
        <table:table-row table:style-name="ro1">
          <table:table-cell office:value-type="string" calcext:value-type="string">
            <text:p>lngP</text:p>
          </table:table-cell>
          <table:table-cell office:value-type="float" office:value="3000229" calcext:value-type="float">
            <text:p>3000229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</table:table-row>
        <table:table-row table:style-name="ro1">
          <table:table-cell office:value-type="string" calcext:value-type="string">
            <text:p>b2972</text:p>
          </table:table-cell>
          <table:table-cell office:value-type="float" office:value="3000230" calcext:value-type="float">
            <text:p>3000230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000232" calcext:value-type="float">
            <text:p>3000232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</table:table-row>
        <table:table-row table:style-name="ro1">
          <table:table-cell office:value-type="string" calcext:value-type="string">
            <text:p>lngS</text:p>
          </table:table-cell>
          <table:table-cell office:value-type="float" office:value="3000233" calcext:value-type="float">
            <text:p>3000233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</table:table-row>
        <table:table-row table:style-name="ro1">
          <table:table-cell office:value-type="string" calcext:value-type="string">
            <text:p>lngR</text:p>
          </table:table-cell>
          <table:table-cell office:value-type="float" office:value="3000234" calcext:value-type="float">
            <text:p>3000234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</table:table-row>
        <table:table-row table:style-name="ro1">
          <table:table-cell office:value-type="string" calcext:value-type="string">
            <text:p>bfpF</text:p>
          </table:table-cell>
          <table:table-cell office:value-type="float" office:value="3000235" calcext:value-type="float">
            <text:p>3000235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</table:table-row>
        <table:table-row table:style-name="ro1">
          <table:table-cell office:value-type="string" calcext:value-type="string">
            <text:p>yggR</text:p>
          </table:table-cell>
          <table:table-cell office:value-type="float" office:value="3000236" calcext:value-type="float">
            <text:p>3000236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</table:table-row>
        <table:table-row table:style-name="ro1">
          <table:table-cell office:value-type="string" calcext:value-type="string">
            <text:p>bfpG</text:p>
          </table:table-cell>
          <table:table-cell office:value-type="float" office:value="3000237" calcext:value-type="float">
            <text:p>3000237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</table:table-row>
        <table:table-row table:style-name="ro1">
          <table:table-cell office:value-type="string" calcext:value-type="string">
            <text:p>lngC</text:p>
          </table:table-cell>
          <table:table-cell office:value-type="float" office:value="3000238" calcext:value-type="float">
            <text:p>3000238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</table:table-row>
        <table:table-row table:style-name="ro1">
          <table:table-cell office:value-type="string" calcext:value-type="string">
            <text:p>bfpU</text:p>
          </table:table-cell>
          <table:table-cell office:value-type="float" office:value="3000239" calcext:value-type="float">
            <text:p>3000239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</table:table-row>
        <table:table-row table:style-name="ro1">
          <table:table-cell office:value-type="string" calcext:value-type="string">
            <text:p>lngG</text:p>
          </table:table-cell>
          <table:table-cell office:value-type="float" office:value="3000240" calcext:value-type="float">
            <text:p>3000240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</table:table-row>
        <table:table-row table:style-name="ro1">
          <table:table-cell office:value-type="string" calcext:value-type="string">
            <text:p>bfpH</text:p>
          </table:table-cell>
          <table:table-cell office:value-type="float" office:value="3000241" calcext:value-type="float">
            <text:p>3000241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</table:table-row>
        <table:table-row table:style-name="ro1">
          <table:table-cell office:value-type="string" calcext:value-type="string">
            <text:p>lngT</text:p>
          </table:table-cell>
          <table:table-cell office:value-type="float" office:value="3000242" calcext:value-type="float">
            <text:p>3000242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</table:table-row>
        <table:table-row table:style-name="ro1">
          <table:table-cell office:value-type="string" calcext:value-type="string">
            <text:p>b2854</text:p>
          </table:table-cell>
          <table:table-cell office:value-type="float" office:value="3000243" calcext:value-type="float">
            <text:p>3000243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</table:table-row>
        <table:table-row table:style-name="ro1">
          <table:table-cell office:value-type="string" calcext:value-type="string">
            <text:p>bfpL</text:p>
          </table:table-cell>
          <table:table-cell office:value-type="float" office:value="3000244" calcext:value-type="float">
            <text:p>300024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</table:table-row>
        <table:table-row table:style-name="ro1">
          <table:table-cell office:value-type="string" calcext:value-type="string">
            <text:p>lngF</text:p>
          </table:table-cell>
          <table:table-cell office:value-type="float" office:value="3000245" calcext:value-type="float">
            <text:p>300024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</table:table-row>
        <table:table-row table:style-name="ro1">
          <table:table-cell office:value-type="string" calcext:value-type="string">
            <text:p>lngJ</text:p>
          </table:table-cell>
          <table:table-cell office:value-type="float" office:value="3000246" calcext:value-type="float">
            <text:p>3000246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</table:table-row>
        <table:table-row table:style-name="ro1">
          <table:table-cell office:value-type="string" calcext:value-type="string">
            <text:p>aafA</text:p>
          </table:table-cell>
          <table:table-cell office:value-type="float" office:value="3000355" calcext:value-type="float">
            <text:p>3000355</text:p>
          </table:table-cell>
          <table:table-cell office:value-type="string" calcext:value-type="string">
            <text:p>Aggregative adherence fimbria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AF/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3000457" calcext:value-type="float">
            <text:p>3000457</text:p>
          </table:table-cell>
          <table:table-cell office:value-type="string" calcext:value-type="string">
            <text:p>Anti-aggregation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Dispersin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D8</text:p>
          </table:table-cell>
          <table:table-cell office:value-type="float" office:value="3000288" calcext:value-type="float">
            <text:p>300028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1</text:p>
          </table:table-cell>
          <table:table-cell office:value-type="float" office:value="3000385" calcext:value-type="float">
            <text:p>3000385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2</text:p>
          </table:table-cell>
          <table:table-cell office:value-type="float" office:value="3000326" calcext:value-type="float">
            <text:p>3000326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3</text:p>
          </table:table-cell>
          <table:table-cell office:value-type="float" office:value="3000357" calcext:value-type="float">
            <text:p>3000357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5</text:p>
          </table:table-cell>
          <table:table-cell office:value-type="float" office:value="3000442" calcext:value-type="float">
            <text:p>3000442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7</text:p>
          </table:table-cell>
          <table:table-cell office:value-type="float" office:value="3000463" calcext:value-type="float">
            <text:p>3000463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2G</text:p>
          </table:table-cell>
          <table:table-cell office:value-type="float" office:value="3000368" calcext:value-type="float">
            <text:p>300036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3000361" calcext:value-type="float">
            <text:p>3000361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pG</text:p>
          </table:table-cell>
          <table:table-cell office:value-type="float" office:value="3000422" calcext:value-type="float">
            <text:p>3000422</text:p>
          </table:table-cell>
          <table:table-cell office:value-type="string" calcext:value-type="string">
            <text:p>Surface antige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Surface anti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A</text:p>
          </table:table-cell>
          <table:table-cell office:value-type="float" office:value="3000364" calcext:value-type="float">
            <text:p>3000364</text:p>
          </table:table-cell>
          <table:table-cell office:value-type="string" calcext:value-type="string">
            <text:p>CofA</text:p>
          </table:table-cell>
          <table:table-cell office:value-type="string" calcext:value-type="string">
            <text:p>A0A0F7TB6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Type IVb pi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A</text:p>
          </table:table-cell>
          <table:table-cell office:value-type="float" office:value="3000378" calcext:value-type="float">
            <text:p>3000378</text:p>
          </table:table-cell>
          <table:table-cell office:value-type="string" calcext:value-type="string">
            <text:p>CS1 fimbrial subunit A</text:p>
          </table:table-cell>
          <table:table-cell office:value-type="string" calcext:value-type="string">
            <text:p>Q6JAY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3000367" calcext:value-type="float">
            <text:p>3000367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Q4711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5</text:p>
          </table:table-cell>
          <table:table-cell office:value-type="float" office:value="3000407" calcext:value-type="float">
            <text:p>3000407</text:p>
          </table:table-cell>
          <table:table-cell office:value-type="string" calcext:value-type="string">
            <text:p>CS15 (nfaA)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3000405" calcext:value-type="float">
            <text:p>3000405</text:p>
          </table:table-cell>
          <table:table-cell office:value-type="string" calcext:value-type="string">
            <text:p>CS3 fimbrial subunit A</text:p>
          </table:table-cell>
          <table:table-cell office:value-type="string" calcext:value-type="string">
            <text:p>P1548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3000271" calcext:value-type="float">
            <text:p>3000271</text:p>
          </table:table-cell>
          <table:table-cell office:value-type="string" calcext:value-type="string">
            <text:p>CS5 fimbrial subunit</text:p>
          </table:table-cell>
          <table:table-cell office:value-type="string" calcext:value-type="string">
            <text:p>P3378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3000299" calcext:value-type="float">
            <text:p>3000299</text:p>
          </table:table-cell>
          <table:table-cell office:value-type="string" calcext:value-type="string">
            <text:p>CsbA protein</text:p>
          </table:table-cell>
          <table:table-cell office:value-type="string" calcext:value-type="string">
            <text:p>Q4712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A</text:p>
          </table:table-cell>
          <table:table-cell office:value-type="float" office:value="3000333" calcext:value-type="float">
            <text:p>3000333</text:p>
          </table:table-cell>
          <table:table-cell office:value-type="string" calcext:value-type="string">
            <text:p>CS22 adhesin protein</text:p>
          </table:table-cell>
          <table:table-cell office:value-type="string" calcext:value-type="string">
            <text:p>Q9X6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fA</text:p>
          </table:table-cell>
          <table:table-cell office:value-type="float" office:value="3000374" calcext:value-type="float">
            <text:p>3000374</text:p>
          </table:table-cell>
          <table:table-cell office:value-type="string" calcext:value-type="string">
            <text:p>CsfA</text:p>
          </table:table-cell>
          <table:table-cell office:value-type="string" calcext:value-type="string">
            <text:p>Q4712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3000281" calcext:value-type="float">
            <text:p>3000281</text:p>
          </table:table-cell>
          <table:table-cell office:value-type="string" calcext:value-type="string">
            <text:p>Curli production assembly/transport component CsgE</text:p>
          </table:table-cell>
          <table:table-cell office:value-type="string" calcext:value-type="string">
            <text:p>P0AE9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Cur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3000419" calcext:value-type="float">
            <text:p>3000419</text:p>
          </table:table-cell>
          <table:table-cell office:value-type="string" calcext:value-type="string">
            <text:p>CS20 fimbria major subunit protein</text:p>
          </table:table-cell>
          <table:table-cell office:value-type="string" calcext:value-type="string">
            <text:p>Q8VL7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A</text:p>
          </table:table-cell>
          <table:table-cell office:value-type="float" office:value="3000472" calcext:value-type="float">
            <text:p>3000472</text:p>
          </table:table-cell>
          <table:table-cell office:value-type="string" calcext:value-type="string">
            <text:p>CS6 fimbrial subunit A</text:p>
          </table:table-cell>
          <table:table-cell office:value-type="string" calcext:value-type="string">
            <text:p>P5350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uA</text:p>
          </table:table-cell>
          <table:table-cell office:value-type="float" office:value="3000446" calcext:value-type="float">
            <text:p>3000446</text:p>
          </table:table-cell>
          <table:table-cell office:value-type="string" calcext:value-type="string">
            <text:p>CS14 major fimbrial subunit</text:p>
          </table:table-cell>
          <table:table-cell office:value-type="string" calcext:value-type="string">
            <text:p>A0A0H5SCE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A</text:p>
          </table:table-cell>
          <table:table-cell office:value-type="float" office:value="3000316" calcext:value-type="float">
            <text:p>3000316</text:p>
          </table:table-cell>
          <table:table-cell office:value-type="string" calcext:value-type="string">
            <text:p>CS7 fimbria major subunit CsvA</text:p>
          </table:table-cell>
          <table:table-cell office:value-type="string" calcext:value-type="string">
            <text:p>Q9ALL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A</text:p>
          </table:table-cell>
          <table:table-cell office:value-type="float" office:value="3000303" calcext:value-type="float">
            <text:p>3000303</text:p>
          </table:table-cell>
          <table:table-cell office:value-type="string" calcext:value-type="string">
            <text:p>CS12 fimbria major subunit protein</text:p>
          </table:table-cell>
          <table:table-cell office:value-type="string" calcext:value-type="string">
            <text:p>Q9ALL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</text:p>
          </table:table-cell>
          <table:table-cell office:value-type="float" office:value="3000379" calcext:value-type="float">
            <text:p>3000379</text:p>
          </table:table-cell>
          <table:table-cell office:value-type="string" calcext:value-type="string">
            <text:p>F1845 fimbrial protein</text:p>
          </table:table-cell>
          <table:table-cell office:value-type="string" calcext:value-type="string">
            <text:p>P1371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1</text:p>
          </table:table-cell>
          <table:table-cell office:value-type="float" office:value="3000342" calcext:value-type="float">
            <text:p>3000342</text:p>
          </table:table-cell>
          <table:table-cell office:value-type="string" calcext:value-type="string">
            <text:p>Dr-family adhesin DrbE-121</text:p>
          </table:table-cell>
          <table:table-cell office:value-type="string" calcext:value-type="string">
            <text:p>P9477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2</text:p>
          </table:table-cell>
          <table:table-cell office:value-type="float" office:value="3000427" calcext:value-type="float">
            <text:p>3000427</text:p>
          </table:table-cell>
          <table:table-cell office:value-type="string" calcext:value-type="string">
            <text:p>Dr-family adhesin DrbE-122</text:p>
          </table:table-cell>
          <table:table-cell office:value-type="string" calcext:value-type="string">
            <text:p>P9478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a-A</text:p>
          </table:table-cell>
          <table:table-cell office:value-type="float" office:value="3000352" calcext:value-type="float">
            <text:p>300035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P1131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b-A</text:p>
          </table:table-cell>
          <table:table-cell office:value-type="float" office:value="3000392" calcext:value-type="float">
            <text:p>300039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20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c-A</text:p>
          </table:table-cell>
          <table:table-cell office:value-type="float" office:value="3000388" calcext:value-type="float">
            <text:p>3000388</text:p>
          </table:table-cell>
          <table:table-cell office:value-type="string" calcext:value-type="string">
            <text:p>F17 fimbri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d-A</text:p>
          </table:table-cell>
          <table:table-cell office:value-type="float" office:value="3000384" calcext:value-type="float">
            <text:p>3000384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19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</text:p>
          </table:table-cell>
          <table:table-cell office:value-type="float" office:value="3000465" calcext:value-type="float">
            <text:p>3000465</text:p>
          </table:table-cell>
          <table:table-cell office:value-type="string" calcext:value-type="string">
            <text:p>K99 fimbrial protein</text:p>
          </table:table-cell>
          <table:table-cell office:value-type="string" calcext:value-type="string">
            <text:p>P1810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3000459" calcext:value-type="float">
            <text:p>3000459</text:p>
          </table:table-cell>
          <table:table-cell office:value-type="string" calcext:value-type="string">
            <text:p>Fimbrial protein 987P</text:p>
          </table:table-cell>
          <table:table-cell office:value-type="string" calcext:value-type="string">
            <text:p>P2141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</text:p>
          </table:table-cell>
          <table:table-cell office:value-type="float" office:value="3000351" calcext:value-type="float">
            <text:p>3000351</text:p>
          </table:table-cell>
          <table:table-cell office:value-type="string" calcext:value-type="string">
            <text:p>F107 fimbrial protein</text:p>
          </table:table-cell>
          <table:table-cell office:value-type="string" calcext:value-type="string">
            <text:p>P2539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3000330" calcext:value-type="float">
            <text:p>3000330</text:p>
          </table:table-cell>
          <table:table-cell office:value-type="string" calcext:value-type="string">
            <text:p>FotA</text:p>
          </table:table-cell>
          <table:table-cell office:value-type="string" calcext:value-type="string">
            <text:p>Q4694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D</text:p>
          </table:table-cell>
          <table:table-cell office:value-type="float" office:value="3000411" calcext:value-type="float">
            <text:p>3000411</text:p>
          </table:table-cell>
          <table:table-cell office:value-type="string" calcext:value-type="string">
            <text:p>F17g-G fimbrial adhesin</text:p>
          </table:table-cell>
          <table:table-cell office:value-type="string" calcext:value-type="string">
            <text:p>Q4734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1-3</text:p>
          </table:table-cell>
          <table:table-cell office:value-type="float" office:value="3000304" calcext:value-type="float">
            <text:p>3000304</text:p>
          </table:table-cell>
          <table:table-cell office:value-type="string" calcext:value-type="string">
            <text:p>Heat resistant agglutinin 1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O113</text:p>
          </table:table-cell>
          <table:table-cell office:value-type="float" office:value="3000371" calcext:value-type="float">
            <text:p>3000371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2AFN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R141</text:p>
          </table:table-cell>
          <table:table-cell office:value-type="float" office:value="3000444" calcext:value-type="float">
            <text:p>3000444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1ZXF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A</text:p>
          </table:table-cell>
          <table:table-cell office:value-type="float" office:value="3000410" calcext:value-type="float">
            <text:p>3000410</text:p>
          </table:table-cell>
          <table:table-cell office:value-type="string" calcext:value-type="string">
            <text:p>Non-fimbrial adhesin 1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E111</text:p>
          </table:table-cell>
          <table:table-cell office:value-type="float" office:value="3000426" calcext:value-type="float">
            <text:p>3000426</text:p>
          </table:table-cell>
          <table:table-cell office:value-type="string" calcext:value-type="string">
            <text:p>Dr-family adhesin NFAE-111</text:p>
          </table:table-cell>
          <table:table-cell office:value-type="string" calcext:value-type="string">
            <text:p>P9478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A</text:p>
          </table:table-cell>
          <table:table-cell office:value-type="float" office:value="3000474" calcext:value-type="float">
            <text:p>3000474</text:p>
          </table:table-cell>
          <table:table-cell office:value-type="string" calcext:value-type="string">
            <text:p>PixA</text:p>
          </table:table-cell>
          <table:table-cell office:value-type="string" calcext:value-type="string">
            <text:p>Q83XC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lG</text:p>
          </table:table-cell>
          <table:table-cell office:value-type="float" office:value="3000295" calcext:value-type="float">
            <text:p>3000295</text:p>
          </table:table-cell>
          <table:table-cell office:value-type="string" calcext:value-type="string">
            <text:p>Major fimbrial subunit</text:p>
          </table:table-cell>
          <table:table-cell office:value-type="string" calcext:value-type="string">
            <text:p>P9632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3000292" calcext:value-type="float">
            <text:p>3000292</text:p>
          </table:table-cell>
          <table:table-cell office:value-type="string" calcext:value-type="string">
            <text:p>STEC autoagglutinating adhesin</text:p>
          </table:table-cell>
          <table:table-cell office:value-type="string" calcext:value-type="string">
            <text:p>Q93F81</text:p>
          </table:table-cell>
          <table:table-cell office:value-type="string" calcext:value-type="string">
            <text:p>Adherence</text:p>
          </table:table-cell>
          <table:table-cell table:style-name="ce1" office:value-type="string" calcext:value-type="string">
            <text:p>Autoagglutinating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-3A</text:p>
          </table:table-cell>
          <table:table-cell office:value-type="float" office:value="3000373" calcext:value-type="float">
            <text:p>300037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3000356" calcext:value-type="float">
            <text:p>300035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pA_beta</text:p>
          </table:table-cell>
          <table:table-cell office:value-type="float" office:value="3000389" calcext:value-type="float">
            <text:p>30003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B</text:p>
          </table:table-cell>
          <table:table-cell office:value-type="float" office:value="3000440" calcext:value-type="float">
            <text:p>300044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CFA/I fimbria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</text:p>
          </table:table-cell>
          <table:table-cell office:value-type="float" office:value="3000397" calcext:value-type="float">
            <text:p>30003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2</text:p>
          </table:table-cell>
          <table:table-cell office:value-type="float" office:value="3000454" calcext:value-type="float">
            <text:p>30004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</text:p>
          </table:table-cell>
          <table:table-cell office:value-type="float" office:value="3000343" calcext:value-type="float">
            <text:p>300034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2</text:p>
          </table:table-cell>
          <table:table-cell office:value-type="float" office:value="3000400" calcext:value-type="float">
            <text:p>30004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delta</text:p>
          </table:table-cell>
          <table:table-cell office:value-type="float" office:value="3000332" calcext:value-type="float">
            <text:p>300033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</text:p>
          </table:table-cell>
          <table:table-cell office:value-type="float" office:value="3000300" calcext:value-type="float">
            <text:p>30003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2</text:p>
          </table:table-cell>
          <table:table-cell office:value-type="float" office:value="3000467" calcext:value-type="float">
            <text:p>300046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ta</text:p>
          </table:table-cell>
          <table:table-cell office:value-type="float" office:value="3000317" calcext:value-type="float">
            <text:p>300031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gamma</text:p>
          </table:table-cell>
          <table:table-cell office:value-type="float" office:value="3000478" calcext:value-type="float">
            <text:p>300047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</text:p>
          </table:table-cell>
          <table:table-cell office:value-type="float" office:value="3000445" calcext:value-type="float">
            <text:p>30004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2</text:p>
          </table:table-cell>
          <table:table-cell office:value-type="float" office:value="3000345" calcext:value-type="float">
            <text:p>30003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lambda</text:p>
          </table:table-cell>
          <table:table-cell office:value-type="float" office:value="3000402" calcext:value-type="float">
            <text:p>30004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mu</text:p>
          </table:table-cell>
          <table:table-cell office:value-type="float" office:value="3000393" calcext:value-type="float">
            <text:p>30003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nu</text:p>
          </table:table-cell>
          <table:table-cell office:value-type="float" office:value="3000416" calcext:value-type="float">
            <text:p>300041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pi</text:p>
          </table:table-cell>
          <table:table-cell office:value-type="float" office:value="3000290" calcext:value-type="float">
            <text:p>30002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zeta</text:p>
          </table:table-cell>
          <table:table-cell office:value-type="float" office:value="3000370" calcext:value-type="float">
            <text:p>300037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A</text:p>
          </table:table-cell>
          <table:table-cell office:value-type="float" office:value="3000341" calcext:value-type="float">
            <text:p>300034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Et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b</text:p>
          </table:table-cell>
          <table:table-cell office:value-type="float" office:value="3000312" calcext:value-type="float">
            <text:p>30003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c</text:p>
          </table:table-cell>
          <table:table-cell office:value-type="float" office:value="3000413" calcext:value-type="float">
            <text:p>30004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d</text:p>
          </table:table-cell>
          <table:table-cell office:value-type="float" office:value="3000308" calcext:value-type="float">
            <text:p>30003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41A</text:p>
          </table:table-cell>
          <table:table-cell office:value-type="float" office:value="3000434" calcext:value-type="float">
            <text:p>300043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_ETEC</text:p>
          </table:table-cell>
          <table:table-cell office:value-type="float" office:value="3000453" calcext:value-type="float">
            <text:p>30004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0</text:p>
          </table:table-cell>
          <table:table-cell office:value-type="float" office:value="3000398" calcext:value-type="float">
            <text:p>30003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2</text:p>
          </table:table-cell>
          <table:table-cell office:value-type="float" office:value="3000287" calcext:value-type="float">
            <text:p>300028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4</text:p>
          </table:table-cell>
          <table:table-cell office:value-type="float" office:value="3000339" calcext:value-type="float">
            <text:p>300033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5</text:p>
          </table:table-cell>
          <table:table-cell office:value-type="float" office:value="3000322" calcext:value-type="float">
            <text:p>300032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6</text:p>
          </table:table-cell>
          <table:table-cell office:value-type="float" office:value="3000346" calcext:value-type="float">
            <text:p>30003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0</text:p>
          </table:table-cell>
          <table:table-cell office:value-type="float" office:value="3000408" calcext:value-type="float">
            <text:p>30004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8</text:p>
          </table:table-cell>
          <table:table-cell office:value-type="float" office:value="3000404" calcext:value-type="float">
            <text:p>300040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8</text:p>
          </table:table-cell>
          <table:table-cell office:value-type="float" office:value="3000310" calcext:value-type="float">
            <text:p>30003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9</text:p>
          </table:table-cell>
          <table:table-cell office:value-type="float" office:value="3000335" calcext:value-type="float">
            <text:p>300033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</text:p>
          </table:table-cell>
          <table:table-cell office:value-type="float" office:value="3000318" calcext:value-type="float">
            <text:p>300031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2</text:p>
          </table:table-cell>
          <table:table-cell office:value-type="float" office:value="3000325" calcext:value-type="float">
            <text:p>300032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V</text:p>
          </table:table-cell>
          <table:table-cell office:value-type="float" office:value="3000302" calcext:value-type="float">
            <text:p>30003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43</text:p>
          </table:table-cell>
          <table:table-cell office:value-type="float" office:value="3000001" calcext:value-type="float">
            <text:p>30000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ntigen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3000002" calcext:value-type="float">
            <text:p>30000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dhesin involved in diffuse adh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P</text:p>
          </table:table-cell>
          <table:table-cell office:value-type="float" office:value="3000045" calcext:value-type="float">
            <text:p>3000045</text:p>
          </table:table-cell>
          <table:table-cell office:value-type="string" calcext:value-type="string">
            <text:p>putative exoprotein-precurso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EspP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000101" calcext:value-type="float">
            <text:p>30001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000102" calcext:value-type="float">
            <text:p>30001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3000127" calcext:value-type="float">
            <text:p>3000127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Vacuolating autotransporter 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3000482" calcext:value-type="float">
            <text:p>3000482</text:p>
          </table:table-cell>
          <table:table-cell office:value-type="string" calcext:value-type="string">
            <text:p>ABC transporte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AatA, 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3000277" calcext:value-type="float">
            <text:p>3000277</text:p>
          </table:table-cell>
          <table:table-cell office:value-type="string" calcext:value-type="string">
            <text:p>ABC transporter arginine-binding protein 1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eA</text:p>
          </table:table-cell>
          <table:table-cell office:value-type="float" office:value="3000293" calcext:value-type="float">
            <text:p>3000293</text:p>
          </table:table-cell>
          <table:table-cell office:value-type="string" calcext:value-type="string">
            <text:p>Autotransporter protease</text:p>
          </table:table-cell>
          <table:table-cell office:value-type="string" calcext:value-type="string">
            <text:p>Q79JW1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erine-type 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I</text:p>
          </table:table-cell>
          <table:table-cell office:value-type="float" office:value="3000436" calcext:value-type="float">
            <text:p>300043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iA</text:p>
          </table:table-cell>
          <table:table-cell office:value-type="float" office:value="3000280" calcext:value-type="float">
            <text:p>300028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Contact-dependent inhibition CDI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C</text:p>
          </table:table-cell>
          <table:table-cell office:value-type="float" office:value="3000360" calcext:value-type="float">
            <text:p>300036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EspC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3000448" calcext:value-type="float">
            <text:p>3000448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et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3000340" calcext:value-type="float">
            <text:p>300034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A</text:p>
          </table:table-cell>
          <table:table-cell office:value-type="float" office:value="3000401" calcext:value-type="float">
            <text:p>3000401</text:p>
          </table:table-cell>
          <table:table-cell office:value-type="string" calcext:value-type="string">
            <text:p>N-acylneuraminate cytidylyltransferase</text:p>
          </table:table-cell>
          <table:table-cell office:value-type="string" calcext:value-type="string">
            <text:p>P13266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N-acylneuraminate cytidylyl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C</text:p>
          </table:table-cell>
          <table:table-cell office:value-type="float" office:value="3000313" calcext:value-type="float">
            <text:p>3000313</text:p>
          </table:table-cell>
          <table:table-cell office:value-type="string" calcext:value-type="string">
            <text:p>UDP N-Acetylglucosamine 2-Epimerase</text:p>
          </table:table-cell>
          <table:table-cell office:value-type="string" calcext:value-type="string">
            <text:p>D8BSA3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3000017" calcext:value-type="float">
            <text:p>300001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037" calcext:value-type="float">
            <text:p>3000037</text:p>
          </table:table-cell>
          <table:table-cell office:value-type="string" calcext:value-type="string">
            <text:p>secreted protein EspB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</text:p>
          </table:table-cell>
          <table:table-cell office:value-type="float" office:value="3000039" calcext:value-type="float">
            <text:p>3000039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u/tccP</text:p>
          </table:table-cell>
          <table:table-cell office:value-type="float" office:value="3000040" calcext:value-type="float">
            <text:p>3000040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041" calcext:value-type="float">
            <text:p>3000041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G2</text:p>
          </table:table-cell>
          <table:table-cell office:value-type="float" office:value="3000042" calcext:value-type="float">
            <text:p>3000042</text:p>
          </table:table-cell>
          <table:table-cell office:value-type="string" calcext:value-type="string">
            <text:p>Also known as Orf3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044" calcext:value-type="float">
            <text:p>3000044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084" calcext:value-type="float">
            <text:p>3000084</text:p>
          </table:table-cell>
          <table:table-cell office:value-type="string" calcext:value-type="string">
            <text:p>Mitochondria-associated protein Map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086" calcext:value-type="float">
            <text:p>3000086</text:p>
          </table:table-cell>
          <table:table-cell office:value-type="string" calcext:value-type="string">
            <text:p>NleC encoded by prophage CP-933K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087" calcext:value-type="float">
            <text:p>3000087</text:p>
          </table:table-cell>
          <table:table-cell office:value-type="string" calcext:value-type="string">
            <text:p>NleD encoded by prophage CP-933K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epZ</text:p>
          </table:table-cell>
          <table:table-cell office:value-type="float" office:value="3000105" calcext:value-type="float">
            <text:p>3000105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3000124" calcext:value-type="float">
            <text:p>3000124</text:p>
          </table:table-cell>
          <table:table-cell office:value-type="string" calcext:value-type="string">
            <text:p>putative translocated intimin receptor protein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X1</text:p>
          </table:table-cell>
          <table:table-cell office:value-type="float" office:value="3000136" calcext:value-type="float">
            <text:p>3000136</text:p>
          </table:table-cell>
          <table:table-cell office:value-type="string" calcext:value-type="string">
            <text:p>COG1357; Pentapeptide repeats containing protein [Function unknown]</text:p>
          </table:table-cell>
          <table:table-cell office:value-type="string" calcext:value-type="string">
            <text:p>Q8XA5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4962-23115 Escherichia coli O157:H7 str. Sakai chromosome, complete genome</text:p>
          </table:table-cell>
          <table:table-cell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</table:table-row>
        <table:table-row table:style-name="ro1">
          <table:table-cell office:value-type="string" calcext:value-type="string">
            <text:p>espY1</text:p>
          </table:table-cell>
          <table:table-cell office:value-type="float" office:value="3000137" calcext:value-type="float">
            <text:p>300013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</table:table-row>
        <table:table-row table:style-name="ro1">
          <table:table-cell office:value-type="string" calcext:value-type="string">
            <text:p>espY2</text:p>
          </table:table-cell>
          <table:table-cell office:value-type="float" office:value="3000138" calcext:value-type="float">
            <text:p>300013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0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</table:table-row>
        <table:table-row table:style-name="ro1">
          <table:table-cell office:value-type="string" calcext:value-type="string">
            <text:p>espY3</text:p>
          </table:table-cell>
          <table:table-cell office:value-type="float" office:value="3000139" calcext:value-type="float">
            <text:p>3000139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E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</table:table-row>
        <table:table-row table:style-name="ro1">
          <table:table-cell office:value-type="string" calcext:value-type="string">
            <text:p>nleB2-1</text:p>
          </table:table-cell>
          <table:table-cell office:value-type="float" office:value="3000140" calcext:value-type="float">
            <text:p>3000140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83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141" calcext:value-type="float">
            <text:p>3000141</text:p>
          </table:table-cell>
          <table:table-cell office:value-type="string" calcext:value-type="string">
            <text:p>Peptidase_M85; NFkB-p65-degrading zinc protease</text:p>
          </table:table-cell>
          <table:table-cell office:value-type="string" calcext:value-type="string">
            <text:p>Q8X83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</table:table-row>
        <table:table-row table:style-name="ro1">
          <table:table-cell office:value-type="string" calcext:value-type="string">
            <text:p>nleH1-1</text:p>
          </table:table-cell>
          <table:table-cell office:value-type="float" office:value="3000142" calcext:value-type="float">
            <text:p>300014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83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143" calcext:value-type="float">
            <text:p>3000143</text:p>
          </table:table-cell>
          <table:table-cell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office:value-type="string" calcext:value-type="string">
            <text:p>Q7AGE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</table:table-row>
        <table:table-row table:style-name="ro1">
          <table:table-cell office:value-type="string" calcext:value-type="string">
            <text:p>espX2</text:p>
          </table:table-cell>
          <table:table-cell office:value-type="float" office:value="3000144" calcext:value-type="float">
            <text:p>3000144</text:p>
          </table:table-cell>
          <table:table-cell office:value-type="string" calcext:value-type="string">
            <text:p>SopA_C; SopA-like catalytic domain; central domain</text:p>
          </table:table-cell>
          <table:table-cell office:value-type="string" calcext:value-type="string">
            <text:p>Q7AGC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</table:table-row>
        <table:table-row table:style-name="ro1">
          <table:table-cell office:value-type="string" calcext:value-type="string">
            <text:p>espF2-1</text:p>
          </table:table-cell>
          <table:table-cell office:value-type="float" office:value="3000145" calcext:value-type="float">
            <text:p>3000145</text:p>
          </table:table-cell>
          <table:table-cell office:value-type="string" calcext:value-type="string">
            <text:p>EspF; EspF protein repeat</text:p>
          </table:table-cell>
          <table:table-cell office:value-type="string" calcext:value-type="string">
            <text:p>Q8X2U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</table:table-row>
        <table:table-row table:style-name="ro1">
          <table:table-cell office:value-type="string" calcext:value-type="string">
            <text:p>espV</text:p>
          </table:table-cell>
          <table:table-cell office:value-type="float" office:value="3000146" calcext:value-type="float">
            <text:p>300014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C4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</table:table-row>
        <table:table-row table:style-name="ro1">
          <table:table-cell office:value-type="string" calcext:value-type="string">
            <text:p>espX7</text:p>
          </table:table-cell>
          <table:table-cell office:value-type="float" office:value="3000147" calcext:value-type="float">
            <text:p>3000147</text:p>
          </table:table-cell>
          <table:table-cell office:value-type="string" calcext:value-type="string">
            <text:p>E3 ubiquitin-protein ligase SopA; Provisional</text:p>
          </table:table-cell>
          <table:table-cell office:value-type="string" calcext:value-type="string">
            <text:p>Q8X5G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float" office:value="3000148" calcext:value-type="float">
            <text:p>300014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5G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</table:table-row>
        <table:table-row table:style-name="ro1">
          <table:table-cell office:value-type="string" calcext:value-type="string">
            <text:p>espO1-1</text:p>
          </table:table-cell>
          <table:table-cell office:value-type="float" office:value="3000149" calcext:value-type="float">
            <text:p>3000149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G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</table:table-row>
        <table:table-row table:style-name="ro1">
          <table:table-cell office:value-type="string" calcext:value-type="string">
            <text:p>espK</text:p>
          </table:table-cell>
          <table:table-cell office:value-type="float" office:value="3000150" calcext:value-type="float">
            <text:p>3000150</text:p>
          </table:table-cell>
          <table:table-cell office:value-type="string" calcext:value-type="string">
            <text:p>type III secretion protein GogB; Provisional</text:p>
          </table:table-cell>
          <table:table-cell office:value-type="string" calcext:value-type="string">
            <text:p>Q8X78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</table:table-row>
        <table:table-row table:style-name="ro1">
          <table:table-cell office:value-type="string" calcext:value-type="string">
            <text:p>nleA</text:p>
          </table:table-cell>
          <table:table-cell office:value-type="float" office:value="3000151" calcext:value-type="float">
            <text:p>300015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J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</table:table-row>
        <table:table-row table:style-name="ro1">
          <table:table-cell office:value-type="string" calcext:value-type="string">
            <text:p>nleH1-2</text:p>
          </table:table-cell>
          <table:table-cell office:value-type="float" office:value="3000152" calcext:value-type="float">
            <text:p>300015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</table:table-row>
        <table:table-row table:style-name="ro1">
          <table:table-cell office:value-type="string" calcext:value-type="string">
            <text:p>nleF</text:p>
          </table:table-cell>
          <table:table-cell office:value-type="float" office:value="3000153" calcext:value-type="float">
            <text:p>300015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</table:table-row>
        <table:table-row table:style-name="ro1">
          <table:table-cell office:value-type="string" calcext:value-type="string">
            <text:p>espO1-2</text:p>
          </table:table-cell>
          <table:table-cell office:value-type="float" office:value="3000154" calcext:value-type="float">
            <text:p>3000154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2S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</table:table-row>
        <table:table-row table:style-name="ro1">
          <table:table-cell office:value-type="string" calcext:value-type="string">
            <text:p>nleG</text:p>
          </table:table-cell>
          <table:table-cell office:value-type="float" office:value="3000155" calcext:value-type="float">
            <text:p>300015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AN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</table:table-row>
        <table:table-row table:style-name="ro1">
          <table:table-cell office:value-type="string" calcext:value-type="string">
            <text:p>espM1</text:p>
          </table:table-cell>
          <table:table-cell office:value-type="float" office:value="3000156" calcext:value-type="float">
            <text:p>3000156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8X4Q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</table:table-row>
        <table:table-row table:style-name="ro1">
          <table:table-cell office:value-type="string" calcext:value-type="string">
            <text:p>nleG2-2</text:p>
          </table:table-cell>
          <table:table-cell office:value-type="float" office:value="3000157" calcext:value-type="float">
            <text:p>3000157</text:p>
          </table:table-cell>
          <table:table-cell office:value-type="string" calcext:value-type="string">
            <text:p>Protein of unknown function </text:p>
          </table:table-cell>
          <table:table-cell office:value-type="string" calcext:value-type="string">
            <text:p>Q8X4X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</table:table-row>
        <table:table-row table:style-name="ro1">
          <table:table-cell office:value-type="string" calcext:value-type="string">
            <text:p>nleG6-1</text:p>
          </table:table-cell>
          <table:table-cell office:value-type="float" office:value="3000158" calcext:value-type="float">
            <text:p>3000158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</table:table-row>
        <table:table-row table:style-name="ro1">
          <table:table-cell office:value-type="string" calcext:value-type="string">
            <text:p>nleG5-1</text:p>
          </table:table-cell>
          <table:table-cell office:value-type="float" office:value="3000159" calcext:value-type="float">
            <text:p>3000159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</table:table-row>
        <table:table-row table:style-name="ro1">
          <table:table-cell office:value-type="string" calcext:value-type="string">
            <text:p>espR1</text:p>
          </table:table-cell>
          <table:table-cell office:value-type="float" office:value="3000160" calcext:value-type="float">
            <text:p>3000160</text:p>
          </table:table-cell>
          <table:table-cell office:value-type="string" calcext:value-type="string">
            <text:p>Leucine-rich repeat (LRR) protein [Function unknown]</text:p>
          </table:table-cell>
          <table:table-cell office:value-type="string" calcext:value-type="string">
            <text:p>Q8X9Y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</table:table-row>
        <table:table-row table:style-name="ro1">
          <table:table-cell office:value-type="string" calcext:value-type="string">
            <text:p>espR2</text:p>
          </table:table-cell>
          <table:table-cell office:value-type="float" office:value="3000161" calcext:value-type="float">
            <text:p>3000161</text:p>
          </table:table-cell>
          <table:table-cell office:value-type="string" calcext:value-type="string">
            <text:p>IpaH-like protein</text:p>
          </table:table-cell>
          <table:table-cell office:value-type="string" calcext:value-type="string">
            <text:p>Q8X4Z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</table:table-row>
        <table:table-row table:style-name="ro1">
          <table:table-cell office:value-type="string" calcext:value-type="string">
            <text:p>nleG5-2</text:p>
          </table:table-cell>
          <table:table-cell office:value-type="float" office:value="3000162" calcext:value-type="float">
            <text:p>300016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</table:table-row>
        <table:table-row table:style-name="ro1">
          <table:table-cell office:value-type="string" calcext:value-type="string">
            <text:p>nleG6-2</text:p>
          </table:table-cell>
          <table:table-cell office:value-type="float" office:value="3000163" calcext:value-type="float">
            <text:p>3000163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DX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</table:table-row>
        <table:table-row table:style-name="ro1">
          <table:table-cell office:value-type="string" calcext:value-type="string">
            <text:p>nleG2-3</text:p>
          </table:table-cell>
          <table:table-cell office:value-type="float" office:value="3000164" calcext:value-type="float">
            <text:p>300016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</table:table-row>
        <table:table-row table:style-name="ro1">
          <table:table-cell office:value-type="string" calcext:value-type="string">
            <text:p>nleG7</text:p>
          </table:table-cell>
          <table:table-cell office:value-type="float" office:value="3000165" calcext:value-type="float">
            <text:p>300016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</table:table-row>
        <table:table-row table:style-name="ro1">
          <table:table-cell office:value-type="string" calcext:value-type="string">
            <text:p>nleG3</text:p>
          </table:table-cell>
          <table:table-cell office:value-type="float" office:value="3000166" calcext:value-type="float">
            <text:p>300016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9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</table:table-row>
        <table:table-row table:style-name="ro1">
          <table:table-cell office:value-type="string" calcext:value-type="string">
            <text:p>nleG2-4</text:p>
          </table:table-cell>
          <table:table-cell office:value-type="float" office:value="3000167" calcext:value-type="float">
            <text:p>3000167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169" calcext:value-type="float">
            <text:p>3000169</text:p>
          </table:table-cell>
          <table:table-cell office:value-type="string" calcext:value-type="string">
            <text:p>AvrPphF-ORF-2; AvrPphF-ORF-2</text:p>
          </table:table-cell>
          <table:table-cell office:value-type="string" calcext:value-type="string">
            <text:p>Q8XB6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</table:table-row>
        <table:table-row table:style-name="ro1">
          <table:table-cell office:value-type="string" calcext:value-type="string">
            <text:p>tccP</text:p>
          </table:table-cell>
          <table:table-cell office:value-type="float" office:value="3000170" calcext:value-type="float">
            <text:p>3000170</text:p>
          </table:table-cell>
          <table:table-cell office:value-type="string" calcext:value-type="string">
            <text:p>EspF protein repeat</text:p>
          </table:table-cell>
          <table:table-cell office:value-type="string" calcext:value-type="string">
            <text:p>P0DJ8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</table:table-row>
        <table:table-row table:style-name="ro1">
          <table:table-cell office:value-type="string" calcext:value-type="string">
            <text:p>espM2</text:p>
          </table:table-cell>
          <table:table-cell office:value-type="float" office:value="3000171" calcext:value-type="float">
            <text:p>3000171</text:p>
          </table:table-cell>
          <table:table-cell office:value-type="string" calcext:value-type="string">
            <text:p>chaperone-like protein; IpaB/EvcA family</text:p>
          </table:table-cell>
          <table:table-cell office:value-type="string" calcext:value-type="string">
            <text:p>Q8X4W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</table:table-row>
        <table:table-row table:style-name="ro1">
          <table:table-cell office:value-type="string" calcext:value-type="string">
            <text:p>nleG8-2</text:p>
          </table:table-cell>
          <table:table-cell office:value-type="float" office:value="3000172" calcext:value-type="float">
            <text:p>300017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9A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</table:table-row>
        <table:table-row table:style-name="ro1">
          <table:table-cell office:value-type="string" calcext:value-type="string">
            <text:p>espW</text:p>
          </table:table-cell>
          <table:table-cell office:value-type="float" office:value="3000173" calcext:value-type="float">
            <text:p>300017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9A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</table:table-row>
        <table:table-row table:style-name="ro1">
          <table:table-cell office:value-type="string" calcext:value-type="string">
            <text:p>nleG6-3</text:p>
          </table:table-cell>
          <table:table-cell office:value-type="float" office:value="3000174" calcext:value-type="float">
            <text:p>300017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BH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</table:table-row>
        <table:table-row table:style-name="ro1">
          <table:table-cell office:value-type="string" calcext:value-type="string">
            <text:p>nleB1</text:p>
          </table:table-cell>
          <table:table-cell office:value-type="float" office:value="3000176" calcext:value-type="float">
            <text:p>3000176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BX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</table:table-row>
        <table:table-row table:style-name="ro1">
          <table:table-cell office:value-type="string" calcext:value-type="string">
            <text:p>nleE</text:p>
          </table:table-cell>
          <table:table-cell office:value-type="float" office:value="3000177" calcext:value-type="float">
            <text:p>300017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A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</table:table-row>
        <table:table-row table:style-name="ro1">
          <table:table-cell office:value-type="string" calcext:value-type="string">
            <text:p>espF1</text:p>
          </table:table-cell>
          <table:table-cell office:value-type="float" office:value="3000178" calcext:value-type="float">
            <text:p>3000178</text:p>
          </table:table-cell>
          <table:table-cell office:value-type="string" calcext:value-type="string">
            <text:p>protein EspF</text:p>
          </table:table-cell>
          <table:table-cell office:value-type="string" calcext:value-type="string">
            <text:p>Q7DB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179" calcext:value-type="float">
            <text:p>3000179</text:p>
          </table:table-cell>
          <table:table-cell office:value-type="string" calcext:value-type="string">
            <text:p>Enterobacterial EspB protein</text:p>
          </table:table-cell>
          <table:table-cell office:value-type="string" calcext:value-type="string">
            <text:p>Q8XC8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180" calcext:value-type="float">
            <text:p>3000180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7DB7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181" calcext:value-type="float">
            <text:p>300018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7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</table:table-row>
        <table:table-row table:style-name="ro1">
          <table:table-cell office:value-type="string" calcext:value-type="string">
            <text:p>espZ</text:p>
          </table:table-cell>
          <table:table-cell office:value-type="float" office:value="3000182" calcext:value-type="float">
            <text:p>3000182</text:p>
          </table:table-cell>
          <table:table-cell office:value-type="string" calcext:value-type="string">
            <text:p>SepZ; type III secretion system protein</text:p>
          </table:table-cell>
          <table:table-cell office:value-type="string" calcext:value-type="string">
            <text:p>Q7DB6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183" calcext:value-type="float">
            <text:p>3000183</text:p>
          </table:table-cell>
          <table:table-cell office:value-type="string" calcext:value-type="string">
            <text:p>EspG protein</text:p>
          </table:table-cell>
          <table:table-cell office:value-type="string" calcext:value-type="string">
            <text:p>Q7DB5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</table:table-row>
        <table:table-row table:style-name="ro1">
          <table:table-cell office:value-type="string" calcext:value-type="string">
            <text:p>espL3</text:p>
          </table:table-cell>
          <table:table-cell office:value-type="float" office:value="3000184" calcext:value-type="float">
            <text:p>3000184</text:p>
          </table:table-cell>
          <table:table-cell office:value-type="string" calcext:value-type="string">
            <text:p>PTS system arbutin-like IIC component; transcriptional regulator</text:p>
          </table:table-cell>
          <table:table-cell office:value-type="string" calcext:value-type="string">
            <text:p>Q7A9J9, Q8XC0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</table:table-row>
        <table:table-row table:style-name="ro1">
          <table:table-cell office:value-type="string" calcext:value-type="string">
            <text:p>espY4</text:p>
          </table:table-cell>
          <table:table-cell office:value-type="float" office:value="3000185" calcext:value-type="float">
            <text:p>30001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</table:table-row>
        <table:table-row table:style-name="ro1">
          <table:table-cell office:value-type="string" calcext:value-type="string">
            <text:p>espX3</text:p>
          </table:table-cell>
          <table:table-cell office:value-type="float" office:value="3000186" calcext:value-type="float">
            <text:p>300018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6,Q7A9I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</table:table-row>
        <table:table-row table:style-name="ro1">
          <table:table-cell office:value-type="string" calcext:value-type="string">
            <text:p>espY5</text:p>
          </table:table-cell>
          <table:table-cell office:value-type="float" office:value="3000187" calcext:value-type="float">
            <text:p>3000187</text:p>
          </table:table-cell>
          <table:table-cell office:value-type="string" calcext:value-type="string">
            <text:p>SopD; Salmonella outer protein D</text:p>
          </table:table-cell>
          <table:table-cell office:value-type="string" calcext:value-type="string">
            <text:p>Q8XB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</table:table-row>
        <table:table-row table:style-name="ro1">
          <table:table-cell office:value-type="string" calcext:value-type="string">
            <text:p>espL4</text:p>
          </table:table-cell>
          <table:table-cell office:value-type="float" office:value="3000188" calcext:value-type="float">
            <text:p>300018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3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</table:table-row>
        <table:table-row table:style-name="ro1">
          <table:table-cell office:value-type="string" calcext:value-type="string">
            <text:p>espX4</text:p>
          </table:table-cell>
          <table:table-cell office:value-type="float" office:value="3000189" calcext:value-type="float">
            <text:p>3000189</text:p>
          </table:table-cell>
          <table:table-cell office:value-type="string" calcext:value-type="string">
            <text:p>hypothetical protein; SopA-like central domain</text:p>
          </table:table-cell>
          <table:table-cell office:value-type="string" calcext:value-type="string">
            <text:p>Q8X5W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</table:table-row>
        <table:table-row table:style-name="ro1">
          <table:table-cell office:value-type="string" calcext:value-type="string">
            <text:p>espX5</text:p>
          </table:table-cell>
          <table:table-cell office:value-type="float" office:value="3000190" calcext:value-type="float">
            <text:p>3000190</text:p>
          </table:table-cell>
          <table:table-cell office:value-type="string" calcext:value-type="string">
            <text:p>hypothetical protein; pentapeptide repeats</text:p>
          </table:table-cell>
          <table:table-cell office:value-type="string" calcext:value-type="string">
            <text:p>Q8X5T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</table:table-row>
        <table:table-row table:style-name="ro1">
          <table:table-cell office:value-type="string" calcext:value-type="string">
            <text:p>espX6</text:p>
          </table:table-cell>
          <table:table-cell office:value-type="float" office:value="3000191" calcext:value-type="float">
            <text:p>3000191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2I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</table:table-row>
        <table:table-row table:style-name="ro1">
          <table:table-cell office:value-type="string" calcext:value-type="string">
            <text:p>eatA</text:p>
          </table:table-cell>
          <table:table-cell office:value-type="float" office:value="3000380" calcext:value-type="float">
            <text:p>3000380</text:p>
          </table:table-cell>
          <table:table-cell office:value-type="string" calcext:value-type="string">
            <text:p>Serine protease EatA</text:p>
          </table:table-cell>
          <table:table-cell office:value-type="string" calcext:value-type="string">
            <text:p>Q84GK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sB</text:p>
          </table:table-cell>
          <table:table-cell office:value-type="float" office:value="3000329" calcext:value-type="float">
            <text:p>3000329</text:p>
          </table:table-cell>
          <table:table-cell office:value-type="string" calcext:value-type="string">
            <text:p>Virulence protein IcsB</text:p>
          </table:table-cell>
          <table:table-cell office:value-type="string" calcext:value-type="string">
            <text:p>P33546</text:p>
          </table:table-cell>
          <table:table-cell table:number-columns-repeated="2"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000354" calcext:value-type="float">
            <text:p>3000354</text:p>
          </table:table-cell>
          <table:table-cell office:value-type="string" calcext:value-type="string">
            <text:p>Integrase/recombinase</text:p>
          </table:table-cell>
          <table:table-cell office:value-type="string" calcext:value-type="string">
            <text:p>P62590</text:p>
          </table:table-cell>
          <table:table-cell office:value-type="string" calcext:value-type="string">
            <text:p>Genome modification</text:p>
          </table:table-cell>
          <table:table-cell office:value-type="string" calcext:value-type="string">
            <text:p>Integ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X</text:p>
          </table:table-cell>
          <table:table-cell office:value-type="float" office:value="3000311" calcext:value-type="float">
            <text:p>3000311</text:p>
          </table:table-cell>
          <table:table-cell office:value-type="string" calcext:value-type="string">
            <text:p>InvX</text:p>
          </table:table-cell>
          <table:table-cell office:value-type="string" calcext:value-type="string">
            <text:p>Q4730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B</text:p>
          </table:table-cell>
          <table:table-cell office:value-type="float" office:value="3000431" calcext:value-type="float">
            <text:p>3000431</text:p>
          </table:table-cell>
          <table:table-cell office:value-type="string" calcext:value-type="string">
            <text:p>Invasin IpaB</text:p>
          </table:table-cell>
          <table:table-cell office:value-type="string" calcext:value-type="string">
            <text:p>P18011</text:p>
          </table:table-cell>
          <table:table-cell table:number-columns-repeated="2"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C</text:p>
          </table:table-cell>
          <table:table-cell office:value-type="float" office:value="3000430" calcext:value-type="float">
            <text:p>3000430</text:p>
          </table:table-cell>
          <table:table-cell office:value-type="string" calcext:value-type="string">
            <text:p>Invasin IpaC</text:p>
          </table:table-cell>
          <table:table-cell office:value-type="string" calcext:value-type="string">
            <text:p>P18012</text:p>
          </table:table-cell>
          <table:table-cell table:number-columns-repeated="2"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3000307" calcext:value-type="float">
            <text:p>3000307</text:p>
          </table:table-cell>
          <table:table-cell office:value-type="string" calcext:value-type="string">
            <text:p>Invasin IpaD</text:p>
          </table:table-cell>
          <table:table-cell office:value-type="string" calcext:value-type="string">
            <text:p>P18013</text:p>
          </table:table-cell>
          <table:table-cell table:number-columns-repeated="2"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H</text:p>
          </table:table-cell>
          <table:table-cell office:value-type="float" office:value="3000336" calcext:value-type="float">
            <text:p>3000336</text:p>
          </table:table-cell>
          <table:table-cell office:value-type="string" calcext:value-type="string">
            <text:p>Invasion plasmid antigen</text:p>
          </table:table-cell>
          <table:table-cell office:value-type="string" calcext:value-type="string">
            <text:p>Q83R64</text:p>
          </table:table-cell>
          <table:table-cell table:number-columns-repeated="2"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1</text:p>
          </table:table-cell>
          <table:table-cell office:value-type="float" office:value="3000455" calcext:value-type="float">
            <text:p>3000455</text:p>
          </table:table-cell>
          <table:table-cell office:value-type="string" calcext:value-type="string">
            <text:p>Surface presentation of antigens protein SpaK</text:p>
          </table:table-cell>
          <table:table-cell office:value-type="string" calcext:value-type="string">
            <text:p>P35530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Invasion chaper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2</text:p>
          </table:table-cell>
          <table:table-cell office:value-type="float" office:value="3000451" calcext:value-type="float">
            <text:p>3000451</text:p>
          </table:table-cell>
          <table:table-cell office:value-type="string" calcext:value-type="string">
            <text:p>IpgB2</text:p>
          </table:table-cell>
          <table:table-cell office:value-type="string" calcext:value-type="string">
            <text:p>Q9AJ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Mxi-Spa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D</text:p>
          </table:table-cell>
          <table:table-cell office:value-type="float" office:value="3000441" calcext:value-type="float">
            <text:p>3000441</text:p>
          </table:table-cell>
          <table:table-cell office:value-type="string" calcext:value-type="string">
            <text:p>Secreted protein IpgD</text:p>
          </table:table-cell>
          <table:table-cell office:value-type="string" calcext:value-type="string">
            <text:p>Q68QP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at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pI</text:p>
          </table:table-cell>
          <table:table-cell office:value-type="float" office:value="3000414" calcext:value-type="float">
            <text:p>3000414</text:p>
          </table:table-cell>
          <table:table-cell office:value-type="string" calcext:value-type="string">
            <text:p>Lipoprotein NlpI</text:p>
          </table:table-cell>
          <table:table-cell office:value-type="string" calcext:value-type="string">
            <text:p>P0AFB1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3000429" calcext:value-type="float">
            <text:p>3000429</text:p>
          </table:table-cell>
          <table:table-cell office:value-type="string" calcext:value-type="string">
            <text:p>OspB</text:p>
          </table:table-cell>
          <table:table-cell office:value-type="string" calcext:value-type="string">
            <text:p>Q7AY5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Apyrase inte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E</text:p>
          </table:table-cell>
          <table:table-cell office:value-type="float" office:value="3000362" calcext:value-type="float">
            <text:p>3000362</text:p>
          </table:table-cell>
          <table:table-cell office:value-type="string" calcext:value-type="string">
            <text:p>OspE-related lipoprotein</text:p>
          </table:table-cell>
          <table:table-cell office:value-type="string" calcext:value-type="string">
            <text:p>O68300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3000450" calcext:value-type="float">
            <text:p>3000450</text:p>
          </table:table-cell>
          <table:table-cell office:value-type="string" calcext:value-type="string">
            <text:p>Phosphothreonine lyase OspF</text:p>
          </table:table-cell>
          <table:table-cell office:value-type="string" calcext:value-type="string">
            <text:p>Q8VSP9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othreonine ly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E</text:p>
          </table:table-cell>
          <table:table-cell office:value-type="float" office:value="3000328" calcext:value-type="float">
            <text:p>3000328</text:p>
          </table:table-cell>
          <table:table-cell office:value-type="string" calcext:value-type="string">
            <text:p>O-antigen transporter</text:p>
          </table:table-cell>
          <table:table-cell office:value-type="string" calcext:value-type="string">
            <text:p>P37781</text:p>
          </table:table-cell>
          <table:table-cell office:value-type="string" calcext:value-type="string">
            <text:p>O-antigen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c</text:p>
          </table:table-cell>
          <table:table-cell office:value-type="float" office:value="3000266" calcext:value-type="float">
            <text:p>3000266</text:p>
          </table:table-cell>
          <table:table-cell office:value-type="string" calcext:value-type="string">
            <text:p>O-antigen polymerase</text:p>
          </table:table-cell>
          <table:table-cell office:value-type="string" calcext:value-type="string">
            <text:p>P37748</text:p>
          </table:table-cell>
          <table:table-cell office:value-type="string" calcext:value-type="string">
            <text:p>O-antigen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</text:p>
          </table:table-cell>
          <table:table-cell office:value-type="float" office:value="3000390" calcext:value-type="float">
            <text:p>3000390</text:p>
          </table:table-cell>
          <table:table-cell office:value-type="string" calcext:value-type="string">
            <text:p>Serine protease sepA autotransporter</text:p>
          </table:table-cell>
          <table:table-cell office:value-type="string" calcext:value-type="string">
            <text:p>H4UKU3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3000424" calcext:value-type="float">
            <text:p>3000424</text:p>
          </table:table-cell>
          <table:table-cell office:value-type="string" calcext:value-type="string">
            <text:p>Serine protease</text:p>
          </table:table-cell>
          <table:table-cell office:value-type="string" calcext:value-type="string">
            <text:p>Q31TN1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000286" calcext:value-type="float">
            <text:p>3000286</text:p>
          </table:table-cell>
          <table:table-cell office:value-type="string" calcext:value-type="string">
            <text:p><text:s/>IcsP (SopA)</text:p>
          </table:table-cell>
          <table:table-cell office:value-type="string" calcext:value-type="string">
            <text:p>Q31SD7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3000285" calcext:value-type="float">
            <text:p>3000285</text:p>
          </table:table-cell>
          <table:table-cell office:value-type="string" calcext:value-type="string">
            <text:p>TraT complement resistance protein</text:p>
          </table:table-cell>
          <table:table-cell office:value-type="string" calcext:value-type="string">
            <text:p>P13979</text:p>
          </table:table-cell>
          <table:table-cell office:value-type="string" calcext:value-type="string">
            <text:p>Genome modification</text:p>
          </table:table-cell>
          <table:table-cell office:value-type="string" calcext:value-type="string">
            <text:p>Conjugati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A</text:p>
          </table:table-cell>
          <table:table-cell office:value-type="float" office:value="3000415" calcext:value-type="float">
            <text:p>3000415</text:p>
          </table:table-cell>
          <table:table-cell office:value-type="string" calcext:value-type="string">
            <text:p>Cysteine protease-like VirA</text:p>
          </table:table-cell>
          <table:table-cell office:value-type="string" calcext:value-type="string">
            <text:p>Q7BU69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K</text:p>
          </table:table-cell>
          <table:table-cell office:value-type="float" office:value="3000301" calcext:value-type="float">
            <text:p>3000301</text:p>
          </table:table-cell>
          <table:table-cell office:value-type="string" calcext:value-type="string">
            <text:p>Protein YbjX</text:p>
          </table:table-cell>
          <table:table-cell office:value-type="string" calcext:value-type="string">
            <text:p>J7QP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dI</text:p>
          </table:table-cell>
          <table:table-cell office:value-type="float" office:value="3000348" calcext:value-type="float">
            <text:p>3000348</text:p>
          </table:table-cell>
          <table:table-cell office:value-type="string" calcext:value-type="string">
            <text:p>Predicted GDP-mannose mannosylhydrolase</text:p>
          </table:table-cell>
          <table:table-cell office:value-type="string" calcext:value-type="string">
            <text:p>C8UCY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Mannosyl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x_O6</text:p>
          </table:table-cell>
          <table:table-cell office:value-type="float" office:value="3000358" calcext:value-type="float">
            <text:p>3000358</text:p>
          </table:table-cell>
          <table:table-cell office:value-type="string" calcext:value-type="string">
            <text:p>Flippase</text:p>
          </table:table-cell>
          <table:table-cell office:value-type="string" calcext:value-type="string">
            <text:p>Q7DBF2</text:p>
          </table:table-cell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</text:p>
          </table:table-cell>
          <table:table-cell office:value-type="float" office:value="3000458" calcext:value-type="float">
            <text:p>3000458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3</text:p>
          </table:table-cell>
          <table:table-cell office:value-type="float" office:value="3000297" calcext:value-type="float">
            <text:p>300029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4</text:p>
          </table:table-cell>
          <table:table-cell office:value-type="float" office:value="3000435" calcext:value-type="float">
            <text:p>3000435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13</text:p>
          </table:table-cell>
          <table:table-cell office:value-type="float" office:value="3000464" calcext:value-type="float">
            <text:p>3000464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21</text:p>
          </table:table-cell>
          <table:table-cell office:value-type="float" office:value="3000270" calcext:value-type="float">
            <text:p>3000270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26</text:p>
          </table:table-cell>
          <table:table-cell office:value-type="float" office:value="3000433" calcext:value-type="float">
            <text:p>3000433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55</text:p>
          </table:table-cell>
          <table:table-cell office:value-type="float" office:value="3000359" calcext:value-type="float">
            <text:p>3000359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7</text:p>
          </table:table-cell>
          <table:table-cell office:value-type="float" office:value="3000267" calcext:value-type="float">
            <text:p>300026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O-antigen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fZ</text:p>
          </table:table-cell>
          <table:table-cell office:value-type="float" office:value="3000324" calcext:value-type="float">
            <text:p>3000324</text:p>
          </table:table-cell>
          <table:table-cell office:value-type="string" calcext:value-type="string">
            <text:p>Inner membrane protein YcfZ</text:p>
          </table:table-cell>
          <table:table-cell office:value-type="string" calcext:value-type="string">
            <text:p>P7596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n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dcM</text:p>
          </table:table-cell>
          <table:table-cell office:value-type="float" office:value="3000350" calcext:value-type="float">
            <text:p>3000350</text:p>
          </table:table-cell>
          <table:table-cell office:value-type="string" calcext:value-type="string">
            <text:p>Putative transposase InsQ for insertion sequence element IS609</text:p>
          </table:table-cell>
          <table:table-cell office:value-type="string" calcext:value-type="string">
            <text:p>P76102</text:p>
          </table:table-cell>
          <table:table-cell office:value-type="string" calcext:value-type="string">
            <text:p>Genome modification</text:p>
          </table:table-cell>
          <table:table-cell office:value-type="string" calcext:value-type="string">
            <text:p>Transpos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cE</text:p>
          </table:table-cell>
          <table:table-cell office:value-type="float" office:value="3000452" calcext:value-type="float">
            <text:p>3000452</text:p>
          </table:table-cell>
          <table:table-cell table:number-columns-repeated="2"/>
          <table:table-cell office:value-type="string" calcext:value-type="string">
            <text:p>Substrate utilization</text:p>
          </table:table-cell>
          <table:table-cell office:value-type="string" calcext:value-type="string">
            <text:p>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a1/lifA</text:p>
          </table:table-cell>
          <table:table-cell office:value-type="float" office:value="3000432" calcext:value-type="float">
            <text:p>3000432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_EPEC</text:p>
          </table:table-cell>
          <table:table-cell office:value-type="float" office:value="3000460" calcext:value-type="float">
            <text:p>3000460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1</text:p>
          </table:table-cell>
          <table:table-cell office:value-type="float" office:value="3000363" calcext:value-type="float">
            <text:p>300036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3</text:p>
          </table:table-cell>
          <table:table-cell office:value-type="float" office:value="3000319" calcext:value-type="float">
            <text:p>300031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2</text:p>
          </table:table-cell>
          <table:table-cell office:value-type="float" office:value="3000353" calcext:value-type="float">
            <text:p>300035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3</text:p>
          </table:table-cell>
          <table:table-cell office:value-type="float" office:value="3000449" calcext:value-type="float">
            <text:p>300044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M</text:p>
          </table:table-cell>
          <table:table-cell office:value-type="float" office:value="3000468" calcext:value-type="float">
            <text:p>3000468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O</text:p>
          </table:table-cell>
          <table:table-cell office:value-type="float" office:value="3000437" calcext:value-type="float">
            <text:p>300043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A</text:p>
          </table:table-cell>
          <table:table-cell office:value-type="float" office:value="3000069" calcext:value-type="float">
            <text:p>3000069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3000123" calcext:value-type="float">
            <text:p>300012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Tia/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</text:p>
          </table:table-cell>
          <table:table-cell office:value-type="float" office:value="3000395" calcext:value-type="float">
            <text:p>3000395</text:p>
          </table:table-cell>
          <table:table-cell office:value-type="string" calcext:value-type="string">
            <text:p>Outer membrane protein IcsA autotransporter</text:p>
          </table:table-cell>
          <table:table-cell office:value-type="string" calcext:value-type="string">
            <text:p>Q7BCK4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Actin polymer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B</text:p>
          </table:table-cell>
          <table:table-cell office:value-type="float" office:value="3000273" calcext:value-type="float">
            <text:p>300027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A</text:p>
          </table:table-cell>
          <table:table-cell office:value-type="float" office:value="3000438" calcext:value-type="float">
            <text:p>3000438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T</text:p>
          </table:table-cell>
          <table:table-cell office:value-type="float" office:value="3000272" calcext:value-type="float">
            <text:p>3000272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A</text:p>
          </table:table-cell>
          <table:table-cell office:value-type="float" office:value="3000010" calcext:value-type="float">
            <text:p>300001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3000011" calcext:value-type="float">
            <text:p>300001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3000012" calcext:value-type="float">
            <text:p>300001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U</text:p>
          </table:table-cell>
          <table:table-cell office:value-type="float" office:value="3000013" calcext:value-type="float">
            <text:p>300001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W</text:p>
          </table:table-cell>
          <table:table-cell office:value-type="float" office:value="3000014" calcext:value-type="float">
            <text:p>300001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X</text:p>
          </table:table-cell>
          <table:table-cell office:value-type="float" office:value="3000015" calcext:value-type="float">
            <text:p>30000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Y</text:p>
          </table:table-cell>
          <table:table-cell office:value-type="float" office:value="3000016" calcext:value-type="float">
            <text:p>30000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uA</text:p>
          </table:table-cell>
          <table:table-cell office:value-type="float" office:value="3000062" calcext:value-type="float">
            <text:p>300006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A</text:p>
          </table:table-cell>
          <table:table-cell office:value-type="float" office:value="3000070" calcext:value-type="float">
            <text:p>300007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-regulated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B</text:p>
          </table:table-cell>
          <table:table-cell office:value-type="float" office:value="3000071" calcext:value-type="float">
            <text:p>300007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C</text:p>
          </table:table-cell>
          <table:table-cell office:value-type="float" office:value="3000072" calcext:value-type="float">
            <text:p>300007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D</text:p>
          </table:table-cell>
          <table:table-cell office:value-type="float" office:value="3000073" calcext:value-type="float">
            <text:p>300007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E</text:p>
          </table:table-cell>
          <table:table-cell office:value-type="float" office:value="3000074" calcext:value-type="float">
            <text:p>300007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000075" calcext:value-type="float">
            <text:p>300007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1</text:p>
          </table:table-cell>
          <table:table-cell office:value-type="float" office:value="3000076" calcext:value-type="float">
            <text:p>300007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2</text:p>
          </table:table-cell>
          <table:table-cell office:value-type="float" office:value="3000077" calcext:value-type="float">
            <text:p>300007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A</text:p>
          </table:table-cell>
          <table:table-cell office:value-type="float" office:value="3000078" calcext:value-type="float">
            <text:p>300007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B</text:p>
          </table:table-cell>
          <table:table-cell office:value-type="float" office:value="3000079" calcext:value-type="float">
            <text:p>300007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C</text:p>
          </table:table-cell>
          <table:table-cell office:value-type="float" office:value="3000080" calcext:value-type="float">
            <text:p>300008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D</text:p>
          </table:table-cell>
          <table:table-cell office:value-type="float" office:value="3000081" calcext:value-type="float">
            <text:p>300008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tA</text:p>
          </table:table-cell>
          <table:table-cell office:value-type="float" office:value="3000082" calcext:value-type="float">
            <text:p>300008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3000115" calcext:value-type="float">
            <text:p>30001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B</text:p>
          </table:table-cell>
          <table:table-cell office:value-type="float" office:value="3000116" calcext:value-type="float">
            <text:p>30001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3000117" calcext:value-type="float">
            <text:p>300011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D</text:p>
          </table:table-cell>
          <table:table-cell office:value-type="float" office:value="3000118" calcext:value-type="float">
            <text:p>300011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3000126" calcext:value-type="float">
            <text:p>300012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Temperature-sensitive 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A</text:p>
          </table:table-cell>
          <table:table-cell office:value-type="float" office:value="3000128" calcext:value-type="float">
            <text:p>300012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E</text:p>
          </table:table-cell>
          <table:table-cell office:value-type="float" office:value="3000129" calcext:value-type="float">
            <text:p>300012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P</text:p>
          </table:table-cell>
          <table:table-cell office:value-type="float" office:value="3000130" calcext:value-type="float">
            <text:p>300013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Q</text:p>
          </table:table-cell>
          <table:table-cell office:value-type="float" office:value="3000131" calcext:value-type="float">
            <text:p>300013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S</text:p>
          </table:table-cell>
          <table:table-cell office:value-type="float" office:value="3000132" calcext:value-type="float">
            <text:p>300013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T</text:p>
          </table:table-cell>
          <table:table-cell office:value-type="float" office:value="3000133" calcext:value-type="float">
            <text:p>300013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U</text:p>
          </table:table-cell>
          <table:table-cell office:value-type="float" office:value="3000134" calcext:value-type="float">
            <text:p>300013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X</text:p>
          </table:table-cell>
          <table:table-cell office:value-type="float" office:value="3000135" calcext:value-type="float">
            <text:p>300013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aE</text:p>
          </table:table-cell>
          <table:table-cell office:value-type="float" office:value="3000327" calcext:value-type="float">
            <text:p>3000327</text:p>
          </table:table-cell>
          <table:table-cell office:value-type="string" calcext:value-type="string">
            <text:p>M-agglutinin</text:p>
          </table:table-cell>
          <table:table-cell/>
          <table:table-cell office:value-type="string" calcext:value-type="string">
            <text:p>Iron uptake</text:p>
          </table:table-cell>
          <table:table-cell office:value-type="string" calcext:value-type="string">
            <text:p>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A</text:p>
          </table:table-cell>
          <table:table-cell office:value-type="float" office:value="3000466" calcext:value-type="float">
            <text:p>3000466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Q46925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Iron-sulfur cluster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C</text:p>
          </table:table-cell>
          <table:table-cell office:value-type="float" office:value="3000425" calcext:value-type="float">
            <text:p>3000425</text:p>
          </table:table-cell>
          <table:table-cell office:value-type="string" calcext:value-type="string">
            <text:p>Ferric enterobactin transport ATP-binding protein FepC</text:p>
          </table:table-cell>
          <table:table-cell office:value-type="string" calcext:value-type="string">
            <text:p>P23878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Ferric enterobact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</text:p>
          </table:table-cell>
          <table:table-cell office:value-type="float" office:value="3000484" calcext:value-type="float">
            <text:p>3000484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P04949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mA54</text:p>
          </table:table-cell>
          <table:table-cell office:value-type="float" office:value="3000298" calcext:value-type="float">
            <text:p>3000298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Q75SX0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</text:p>
          </table:table-cell>
          <table:table-cell office:value-type="float" office:value="3000006" calcext:value-type="float">
            <text:p>300000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2</text:p>
          </table:table-cell>
          <table:table-cell office:value-type="float" office:value="3000007" calcext:value-type="float">
            <text:p>300000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F</text:p>
          </table:table-cell>
          <table:table-cell office:value-type="float" office:value="3000008" calcext:value-type="float">
            <text:p>300000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3000009" calcext:value-type="float">
            <text:p>30000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C</text:p>
          </table:table-cell>
          <table:table-cell office:value-type="float" office:value="3000026" calcext:value-type="float">
            <text:p>300002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D</text:p>
          </table:table-cell>
          <table:table-cell office:value-type="float" office:value="3000027" calcext:value-type="float">
            <text:p>300002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F</text:p>
          </table:table-cell>
          <table:table-cell office:value-type="float" office:value="3000028" calcext:value-type="float">
            <text:p>300002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J</text:p>
          </table:table-cell>
          <table:table-cell office:value-type="float" office:value="3000029" calcext:value-type="float">
            <text:p>300002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N</text:p>
          </table:table-cell>
          <table:table-cell office:value-type="float" office:value="3000030" calcext:value-type="float">
            <text:p>300003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R</text:p>
          </table:table-cell>
          <table:table-cell office:value-type="float" office:value="3000031" calcext:value-type="float">
            <text:p>300003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S</text:p>
          </table:table-cell>
          <table:table-cell office:value-type="float" office:value="3000032" calcext:value-type="float">
            <text:p>300003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T</text:p>
          </table:table-cell>
          <table:table-cell office:value-type="float" office:value="3000033" calcext:value-type="float">
            <text:p>300003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3000034" calcext:value-type="float">
            <text:p>300003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V</text:p>
          </table:table-cell>
          <table:table-cell office:value-type="float" office:value="3000035" calcext:value-type="float">
            <text:p>300003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</text:p>
          </table:table-cell>
          <table:table-cell office:value-type="float" office:value="3000036" calcext:value-type="float">
            <text:p>3000036</text:p>
          </table:table-cell>
          <table:table-cell office:value-type="string" calcext:value-type="string">
            <text:p>secreted protein EspA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D</text:p>
          </table:table-cell>
          <table:table-cell office:value-type="float" office:value="3000038" calcext:value-type="float">
            <text:p>3000038</text:p>
          </table:table-cell>
          <table:table-cell office:value-type="string" calcext:value-type="string">
            <text:p>secreted protein EspD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glrA</text:p>
          </table:table-cell>
          <table:table-cell office:value-type="float" office:value="3000063" calcext:value-type="float">
            <text:p>300006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R</text:p>
          </table:table-cell>
          <table:table-cell office:value-type="float" office:value="3000064" calcext:value-type="float">
            <text:p>300006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Ler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epL</text:p>
          </table:table-cell>
          <table:table-cell office:value-type="float" office:value="3000103" calcext:value-type="float">
            <text:p>300010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Q</text:p>
          </table:table-cell>
          <table:table-cell office:value-type="float" office:value="3000104" calcext:value-type="float">
            <text:p>300010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pC</text:p>
          </table:table-cell>
          <table:table-cell office:value-type="float" office:value="3000194" calcext:value-type="float">
            <text:p>3000194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</table:table-row>
        <table:table-row table:style-name="ro1">
          <table:table-cell office:value-type="string" calcext:value-type="string">
            <text:p>gspD</text:p>
          </table:table-cell>
          <table:table-cell office:value-type="float" office:value="3000195" calcext:value-type="float">
            <text:p>3000195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</table:table-row>
        <table:table-row table:style-name="ro1">
          <table:table-cell office:value-type="string" calcext:value-type="string">
            <text:p>gspE</text:p>
          </table:table-cell>
          <table:table-cell office:value-type="float" office:value="3000199" calcext:value-type="float">
            <text:p>3000199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</table:table-row>
        <table:table-row table:style-name="ro1">
          <table:table-cell office:value-type="string" calcext:value-type="string">
            <text:p>gspF</text:p>
          </table:table-cell>
          <table:table-cell office:value-type="float" office:value="3000203" calcext:value-type="float">
            <text:p>3000203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</table:table-row>
        <table:table-row table:style-name="ro1">
          <table:table-cell office:value-type="string" calcext:value-type="string">
            <text:p>gspG</text:p>
          </table:table-cell>
          <table:table-cell office:value-type="float" office:value="3000207" calcext:value-type="float">
            <text:p>3000207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</table:table-row>
        <table:table-row table:style-name="ro1">
          <table:table-cell office:value-type="string" calcext:value-type="string">
            <text:p>gspH</text:p>
          </table:table-cell>
          <table:table-cell office:value-type="float" office:value="3000211" calcext:value-type="float">
            <text:p>3000211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</table:table-row>
        <table:table-row table:style-name="ro1">
          <table:table-cell office:value-type="string" calcext:value-type="string">
            <text:p>gspI</text:p>
          </table:table-cell>
          <table:table-cell office:value-type="float" office:value="3000215" calcext:value-type="float">
            <text:p>3000215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</table:table-row>
        <table:table-row table:style-name="ro1">
          <table:table-cell office:value-type="string" calcext:value-type="string">
            <text:p>gspJ</text:p>
          </table:table-cell>
          <table:table-cell office:value-type="float" office:value="3000218" calcext:value-type="float">
            <text:p>3000218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</table:table-row>
        <table:table-row table:style-name="ro1">
          <table:table-cell office:value-type="string" calcext:value-type="string">
            <text:p>gspK</text:p>
          </table:table-cell>
          <table:table-cell office:value-type="float" office:value="3000221" calcext:value-type="float">
            <text:p>3000221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</table:table-row>
        <table:table-row table:style-name="ro1">
          <table:table-cell office:value-type="string" calcext:value-type="string">
            <text:p>gspM</text:p>
          </table:table-cell>
          <table:table-cell office:value-type="float" office:value="3000226" calcext:value-type="float">
            <text:p>3000226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</table:table-row>
        <table:table-row table:style-name="ro1">
          <table:table-cell office:value-type="string" calcext:value-type="string">
            <text:p>gspO</text:p>
          </table:table-cell>
          <table:table-cell office:value-type="float" office:value="3000227" calcext:value-type="float">
            <text:p>3000227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</table:table-row>
        <table:table-row table:style-name="ro1">
          <table:table-cell office:value-type="string" calcext:value-type="string">
            <text:p>yghG</text:p>
          </table:table-cell>
          <table:table-cell office:value-type="float" office:value="3000231" calcext:value-type="float">
            <text:p>3000231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</table:table-row>
        <table:table-row table:style-name="ro1">
          <table:table-cell office:value-type="string" calcext:value-type="string">
            <text:p>orf16</text:p>
          </table:table-cell>
          <table:table-cell office:value-type="float" office:value="3000247" calcext:value-type="float">
            <text:p>3000247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</table:table-row>
        <table:table-row table:style-name="ro1">
          <table:table-cell office:value-type="string" calcext:value-type="string">
            <text:p>orf15</text:p>
          </table:table-cell>
          <table:table-cell office:value-type="float" office:value="3000248" calcext:value-type="float">
            <text:p>300024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</table:table-row>
        <table:table-row table:style-name="ro1">
          <table:table-cell office:value-type="string" calcext:value-type="string">
            <text:p>escL</text:p>
          </table:table-cell>
          <table:table-cell office:value-type="float" office:value="3000249" calcext:value-type="float">
            <text:p>3000249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</table:table-row>
        <table:table-row table:style-name="ro1">
          <table:table-cell office:value-type="string" calcext:value-type="string">
            <text:p>orf4</text:p>
          </table:table-cell>
          <table:table-cell office:value-type="float" office:value="3000250" calcext:value-type="float">
            <text:p>3000250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</table:table-row>
        <table:table-row table:style-name="ro1">
          <table:table-cell office:value-type="string" calcext:value-type="string">
            <text:p>eprI</text:p>
          </table:table-cell>
          <table:table-cell office:value-type="float" office:value="3000251" calcext:value-type="float">
            <text:p>3000251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</table:table-row>
        <table:table-row table:style-name="ro1">
          <table:table-cell office:value-type="string" calcext:value-type="string">
            <text:p>eivJ</text:p>
          </table:table-cell>
          <table:table-cell office:value-type="float" office:value="3000252" calcext:value-type="float">
            <text:p>3000252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</table:table-row>
        <table:table-row table:style-name="ro1">
          <table:table-cell office:value-type="string" calcext:value-type="string">
            <text:p>eivG</text:p>
          </table:table-cell>
          <table:table-cell office:value-type="float" office:value="3000253" calcext:value-type="float">
            <text:p>3000253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</table:table-row>
        <table:table-row table:style-name="ro1">
          <table:table-cell office:value-type="string" calcext:value-type="string">
            <text:p>eprH</text:p>
          </table:table-cell>
          <table:table-cell office:value-type="float" office:value="3000254" calcext:value-type="float">
            <text:p>3000254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</table:table-row>
        <table:table-row table:style-name="ro1">
          <table:table-cell office:value-type="string" calcext:value-type="string">
            <text:p>eprK</text:p>
          </table:table-cell>
          <table:table-cell office:value-type="float" office:value="3000255" calcext:value-type="float">
            <text:p>3000255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</table:table-row>
        <table:table-row table:style-name="ro1">
          <table:table-cell office:value-type="string" calcext:value-type="string">
            <text:p>eprJ</text:p>
          </table:table-cell>
          <table:table-cell office:value-type="float" office:value="3000256" calcext:value-type="float">
            <text:p>3000256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</table:table-row>
        <table:table-row table:style-name="ro1">
          <table:table-cell office:value-type="string" calcext:value-type="string">
            <text:p>eivE</text:p>
          </table:table-cell>
          <table:table-cell office:value-type="float" office:value="3000257" calcext:value-type="float">
            <text:p>3000257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</table:table-row>
        <table:table-row table:style-name="ro1">
          <table:table-cell office:value-type="string" calcext:value-type="string">
            <text:p>eivI</text:p>
          </table:table-cell>
          <table:table-cell office:value-type="float" office:value="3000258" calcext:value-type="float">
            <text:p>300025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</table:table-row>
        <table:table-row table:style-name="ro1">
          <table:table-cell office:value-type="string" calcext:value-type="string">
            <text:p>eivC</text:p>
          </table:table-cell>
          <table:table-cell office:value-type="float" office:value="3000259" calcext:value-type="float">
            <text:p>3000259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</table:table-row>
        <table:table-row table:style-name="ro1">
          <table:table-cell office:value-type="string" calcext:value-type="string">
            <text:p>eivA</text:p>
          </table:table-cell>
          <table:table-cell office:value-type="float" office:value="3000260" calcext:value-type="float">
            <text:p>3000260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</table:table-row>
        <table:table-row table:style-name="ro1">
          <table:table-cell office:value-type="string" calcext:value-type="string">
            <text:p>epaS</text:p>
          </table:table-cell>
          <table:table-cell office:value-type="float" office:value="3000261" calcext:value-type="float">
            <text:p>3000261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</table:table-row>
        <table:table-row table:style-name="ro1">
          <table:table-cell office:value-type="string" calcext:value-type="string">
            <text:p>epaP</text:p>
          </table:table-cell>
          <table:table-cell office:value-type="float" office:value="3000262" calcext:value-type="float">
            <text:p>3000262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</table:table-row>
        <table:table-row table:style-name="ro1">
          <table:table-cell office:value-type="string" calcext:value-type="string">
            <text:p>epaR</text:p>
          </table:table-cell>
          <table:table-cell office:value-type="float" office:value="3000263" calcext:value-type="float">
            <text:p>3000263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</table:table-row>
        <table:table-row table:style-name="ro1">
          <table:table-cell office:value-type="string" calcext:value-type="string">
            <text:p>epaQ</text:p>
          </table:table-cell>
          <table:table-cell office:value-type="float" office:value="3000264" calcext:value-type="float">
            <text:p>3000264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</table:table-row>
        <table:table-row table:style-name="ro1">
          <table:table-cell office:value-type="string" calcext:value-type="string">
            <text:p>epaO</text:p>
          </table:table-cell>
          <table:table-cell office:value-type="float" office:value="3000265" calcext:value-type="float">
            <text:p>3000265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</table:table-row>
        <table:table-row table:style-name="ro1">
          <table:table-cell office:value-type="string" calcext:value-type="string">
            <text:p>etpD</text:p>
          </table:table-cell>
          <table:table-cell office:value-type="float" office:value="3000338" calcext:value-type="float">
            <text:p>3000338</text:p>
          </table:table-cell>
          <table:table-cell office:value-type="string" calcext:value-type="string">
            <text:p>EtpD</text:p>
          </table:table-cell>
          <table:table-cell office:value-type="string" calcext:value-type="string">
            <text:p>O3256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</text:p>
          </table:table-cell>
          <table:table-cell office:value-type="float" office:value="3000289" calcext:value-type="float">
            <text:p>3000289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T6A1R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I</text:p>
          </table:table-cell>
          <table:table-cell office:value-type="float" office:value="3000323" calcext:value-type="float">
            <text:p>3000323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U9Y2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A</text:p>
          </table:table-cell>
          <table:table-cell office:value-type="float" office:value="3000423" calcext:value-type="float">
            <text:p>3000423</text:p>
          </table:table-cell>
          <table:table-cell office:value-type="string" calcext:value-type="string">
            <text:p>LeoA</text:p>
          </table:table-cell>
          <table:table-cell office:value-type="string" calcext:value-type="string">
            <text:p>Q9RFR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F</text:p>
          </table:table-cell>
          <table:table-cell office:value-type="float" office:value="3000306" calcext:value-type="float">
            <text:p>3000306</text:p>
          </table:table-cell>
          <table:table-cell office:value-type="string" calcext:value-type="string">
            <text:p>Microcin-H47 secretion/processing ATP-binding protein MchF</text:p>
          </table:table-cell>
          <table:table-cell office:value-type="string" calcext:value-type="string">
            <text:p>Q9EXN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Bacterioc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66</text:p>
          </table:table-cell>
          <table:table-cell office:value-type="float" office:value="3000382" calcext:value-type="float">
            <text:p>300038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84</text:p>
          </table:table-cell>
          <table:table-cell office:value-type="float" office:value="3000275" calcext:value-type="float">
            <text:p>30002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1</text:p>
          </table:table-cell>
          <table:table-cell office:value-type="float" office:value="3000475" calcext:value-type="float">
            <text:p>30004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3</text:p>
          </table:table-cell>
          <table:table-cell office:value-type="float" office:value="3000396" calcext:value-type="float">
            <text:p>300039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02</text:p>
          </table:table-cell>
          <table:table-cell office:value-type="float" office:value="3000369" calcext:value-type="float">
            <text:p>300036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18</text:p>
          </table:table-cell>
          <table:table-cell office:value-type="float" office:value="3000337" calcext:value-type="float">
            <text:p>300033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1</text:p>
          </table:table-cell>
          <table:table-cell office:value-type="float" office:value="3000443" calcext:value-type="float">
            <text:p>300044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3</text:p>
          </table:table-cell>
          <table:table-cell office:value-type="float" office:value="3000386" calcext:value-type="float">
            <text:p>300038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5</text:p>
          </table:table-cell>
          <table:table-cell office:value-type="float" office:value="3000377" calcext:value-type="float">
            <text:p>300037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1</text:p>
          </table:table-cell>
          <table:table-cell office:value-type="float" office:value="3000279" calcext:value-type="float">
            <text:p>300027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7</text:p>
          </table:table-cell>
          <table:table-cell office:value-type="float" office:value="3000421" calcext:value-type="float">
            <text:p>300042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8</text:p>
          </table:table-cell>
          <table:table-cell office:value-type="float" office:value="3000309" calcext:value-type="float">
            <text:p>30003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9</text:p>
          </table:table-cell>
          <table:table-cell office:value-type="float" office:value="3000420" calcext:value-type="float">
            <text:p>300042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43</text:p>
          </table:table-cell>
          <table:table-cell office:value-type="float" office:value="3000372" calcext:value-type="float">
            <text:p>300037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2</text:p>
          </table:table-cell>
          <table:table-cell office:value-type="float" office:value="3000383" calcext:value-type="float">
            <text:p>3000383</text:p>
          </table:table-cell>
          <table:table-cell office:value-type="string" calcext:value-type="string">
            <text:p>Increased serum survival</text:p>
          </table:table-cell>
          <table:table-cell office:value-type="string" calcext:value-type="string">
            <text:p>Q9XDL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P</text:p>
          </table:table-cell>
          <table:table-cell office:value-type="float" office:value="3000428" calcext:value-type="float">
            <text:p>3000428</text:p>
          </table:table-cell>
          <table:table-cell office:value-type="string" calcext:value-type="string">
            <text:p>Catalase-peroxidase</text:p>
          </table:table-cell>
          <table:table-cell office:value-type="string" calcext:value-type="string">
            <text:p>C1J8U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atalase / Per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A</text:p>
          </table:table-cell>
          <table:table-cell office:value-type="float" office:value="3000282" calcext:value-type="float">
            <text:p>3000282</text:p>
          </table:table-cell>
          <table:table-cell office:value-type="string" calcext:value-type="string">
            <text:p>Partial putative phage inhibition, colicin resistance and tellurite resistance protein</text:p>
          </table:table-cell>
          <table:table-cell office:value-type="string" calcext:value-type="string">
            <text:p>Q9LAP0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olici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aA</text:p>
          </table:table-cell>
          <table:table-cell office:value-type="float" office:value="3000381" calcext:value-type="float">
            <text:p>3000381</text:p>
          </table:table-cell>
          <table:table-cell office:value-type="string" calcext:value-type="string">
            <text:p>YjaA</text:p>
          </table:table-cell>
          <table:table-cell office:value-type="string" calcext:value-type="string">
            <text:p>P0916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pH respo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3000376" calcext:value-type="float">
            <text:p>3000376</text:p>
          </table:table-cell>
          <table:table-cell office:value-type="string" calcext:value-type="string">
            <text:p>Lysine decarboxylase 1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a</text:p>
          </table:table-cell>
          <table:table-cell office:value-type="float" office:value="3000409" calcext:value-type="float">
            <text:p>3000409</text:p>
          </table:table-cell>
          <table:table-cell office:value-type="string" calcext:value-type="string">
            <text:p>6-phospho-beta-glucosidase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Glycosyl hydrolase 1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A</text:p>
          </table:table-cell>
          <table:table-cell office:value-type="float" office:value="3000469" calcext:value-type="float">
            <text:p>3000469</text:p>
          </table:table-cell>
          <table:table-cell office:value-type="string" calcext:value-type="string">
            <text:p>Glutamate decarboxylase alpha</text:p>
          </table:table-cell>
          <table:table-cell office:value-type="string" calcext:value-type="string">
            <text:p>P6990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Glutamate decarboxy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X</text:p>
          </table:table-cell>
          <table:table-cell office:value-type="float" office:value="3000269" calcext:value-type="float">
            <text:p>3000269</text:p>
          </table:table-cell>
          <table:table-cell office:value-type="string" calcext:value-type="string">
            <text:p>PTS system maltose- and glucose-specific EIICB component</text:p>
          </table:table-cell>
          <table:table-cell office:value-type="string" calcext:value-type="string">
            <text:p>P1964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o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A</text:p>
          </table:table-cell>
          <table:table-cell office:value-type="float" office:value="3000315" calcext:value-type="float">
            <text:p>3000315</text:p>
          </table:table-cell>
          <table:table-cell office:value-type="string" calcext:value-type="string">
            <text:p>Mlc titration factor</text:p>
          </table:table-cell>
          <table:table-cell office:value-type="string" calcext:value-type="string">
            <text:p>P76346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Amin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3000365" calcext:value-type="float">
            <text:p>3000365</text:p>
          </table:table-cell>
          <table:table-cell office:value-type="string" calcext:value-type="string">
            <text:p>Quinolinate synthase</text:p>
          </table:table-cell>
          <table:table-cell office:value-type="string" calcext:value-type="string">
            <text:p>P1145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Quinolinate synt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B</text:p>
          </table:table-cell>
          <table:table-cell office:value-type="float" office:value="3000485" calcext:value-type="float">
            <text:p>3000485</text:p>
          </table:table-cell>
          <table:table-cell office:value-type="string" calcext:value-type="string">
            <text:p>L-aspartate oxidase</text:p>
          </table:table-cell>
          <table:table-cell office:value-type="string" calcext:value-type="string">
            <text:p>P1090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-aspartate 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3000003" calcext:value-type="float">
            <text:p>30000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</text:p>
          </table:table-cell>
          <table:table-cell office:value-type="float" office:value="3000004" calcext:value-type="float">
            <text:p>300000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3000005" calcext:value-type="float">
            <text:p>300000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1</text:p>
          </table:table-cell>
          <table:table-cell office:value-type="float" office:value="3000018" calcext:value-type="float">
            <text:p>30000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A</text:p>
          </table:table-cell>
          <table:table-cell office:value-type="float" office:value="3000065" calcext:value-type="float">
            <text:p>3000065</text:p>
          </table:table-cell>
          <table:table-cell office:value-type="string" calcext:value-type="string">
            <text:p>hemolysin toxin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B</text:p>
          </table:table-cell>
          <table:table-cell office:value-type="float" office:value="3000066" calcext:value-type="float">
            <text:p>3000066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hlyC</text:p>
          </table:table-cell>
          <table:table-cell office:value-type="float" office:value="3000067" calcext:value-type="float">
            <text:p>3000067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D</text:p>
          </table:table-cell>
          <table:table-cell office:value-type="float" office:value="3000068" calcext:value-type="float">
            <text:p>3000068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A</text:p>
          </table:table-cell>
          <table:table-cell office:value-type="float" office:value="3000119" calcext:value-type="float">
            <text:p>3000119</text:p>
          </table:table-cell>
          <table:table-cell office:value-type="string" calcext:value-type="string">
            <text:p>shiga-like toxin 1 subunit A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B</text:p>
          </table:table-cell>
          <table:table-cell office:value-type="float" office:value="3000120" calcext:value-type="float">
            <text:p>3000120</text:p>
          </table:table-cell>
          <table:table-cell office:value-type="string" calcext:value-type="string">
            <text:p>shiga-like toxin 1 subunit B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A</text:p>
          </table:table-cell>
          <table:table-cell office:value-type="float" office:value="3000121" calcext:value-type="float">
            <text:p>3000121</text:p>
          </table:table-cell>
          <table:table-cell office:value-type="string" calcext:value-type="string">
            <text:p>shiga-like toxin II A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B</text:p>
          </table:table-cell>
          <table:table-cell office:value-type="float" office:value="3000122" calcext:value-type="float">
            <text:p>3000122</text:p>
          </table:table-cell>
          <table:table-cell office:value-type="string" calcext:value-type="string">
            <text:p>shiga-like toxin II B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L1</text:p>
          </table:table-cell>
          <table:table-cell office:value-type="float" office:value="3000168" calcext:value-type="float">
            <text:p>3000168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DG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</table:table-row>
        <table:table-row table:style-name="ro1">
          <table:table-cell office:value-type="string" calcext:value-type="string">
            <text:p>espL2</text:p>
          </table:table-cell>
          <table:table-cell office:value-type="float" office:value="3000175" calcext:value-type="float">
            <text:p>3000175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AV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float" office:value="3000192" calcext:value-type="float">
            <text:p>3000192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float" office:value="3000193" calcext:value-type="float">
            <text:p>3000193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3000412" calcext:value-type="float">
            <text:p>3000412</text:p>
          </table:table-cell>
          <table:table-cell office:value-type="string" calcext:value-type="string">
            <text:p>Colicin-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a</text:p>
          </table:table-cell>
          <table:table-cell office:value-type="float" office:value="3000471" calcext:value-type="float">
            <text:p>3000471</text:p>
          </table:table-cell>
          <table:table-cell office:value-type="string" calcext:value-type="string">
            <text:p>Colicin-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3000456" calcext:value-type="float">
            <text:p>3000456</text:p>
          </table:table-cell>
          <table:table-cell office:value-type="string" calcext:value-type="string">
            <text:p>Colicin-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dB</text:p>
          </table:table-cell>
          <table:table-cell office:value-type="float" office:value="3000268" calcext:value-type="float">
            <text:p>3000268</text:p>
          </table:table-cell>
          <table:table-cell office:value-type="string" calcext:value-type="string">
            <text:p>Ccd tox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Type II Toxin-antitoxi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000296" calcext:value-type="float">
            <text:p>3000296</text:p>
          </table:table-cell>
          <table:table-cell office:value-type="string" calcext:value-type="string">
            <text:p>Colicin-D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Protein synthesis inhib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1</text:p>
          </table:table-cell>
          <table:table-cell office:value-type="float" office:value="3000480" calcext:value-type="float">
            <text:p>3000480</text:p>
          </table:table-cell>
          <table:table-cell office:value-type="string" calcext:value-type="string">
            <text:p>Cytolethal distending toxin B-1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000394" calcext:value-type="float">
            <text:p>3000394</text:p>
          </table:table-cell>
          <table:table-cell office:value-type="string" calcext:value-type="string">
            <text:p>Colicin-E9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Endonucl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3000347" calcext:value-type="float">
            <text:p>3000347</text:p>
          </table:table-cell>
          <table:table-cell office:value-type="string" calcext:value-type="string">
            <text:p>Colicin-I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b</text:p>
          </table:table-cell>
          <table:table-cell office:value-type="float" office:value="3000276" calcext:value-type="float">
            <text:p>3000276</text:p>
          </table:table-cell>
          <table:table-cell office:value-type="string" calcext:value-type="string">
            <text:p>Colicin-I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3000473" calcext:value-type="float">
            <text:p>3000473</text:p>
          </table:table-cell>
          <table:table-cell office:value-type="string" calcext:value-type="string">
            <text:p>Colicin-K</text:p>
          </table:table-cell>
          <table:table-cell office:value-type="string" calcext:value-type="string">
            <text:p>Q4750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3000387" calcext:value-type="float">
            <text:p>3000387</text:p>
          </table:table-cell>
          <table:table-cell office:value-type="string" calcext:value-type="string">
            <text:p>Colicin-M</text:p>
          </table:table-cell>
          <table:table-cell office:value-type="string" calcext:value-type="string">
            <text:p>P0582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alcium-requiring inhibitor for murei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3000479" calcext:value-type="float">
            <text:p>3000479</text:p>
          </table:table-cell>
          <table:table-cell office:value-type="string" calcext:value-type="string">
            <text:p>Colicin-5</text:p>
          </table:table-cell>
          <table:table-cell office:value-type="string" calcext:value-type="string">
            <text:p>Q4750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Y</text:p>
          </table:table-cell>
          <table:table-cell office:value-type="float" office:value="3000462" calcext:value-type="float">
            <text:p>3000462</text:p>
          </table:table-cell>
          <table:table-cell office:value-type="string" calcext:value-type="string">
            <text:p>Colicin-Y</text:p>
          </table:table-cell>
          <table:table-cell office:value-type="string" calcext:value-type="string">
            <text:p>Q9KJ9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000483" calcext:value-type="float">
            <text:p>3000483</text:p>
          </table:table-cell>
          <table:table-cell office:value-type="string" calcext:value-type="string">
            <text:p>Colicin-S4</text:p>
          </table:table-cell>
          <table:table-cell office:value-type="string" calcext:value-type="string">
            <text:p>Q9XB4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aC</text:p>
          </table:table-cell>
          <table:table-cell office:value-type="float" office:value="3000305" calcext:value-type="float">
            <text:p>3000305</text:p>
          </table:table-cell>
          <table:table-cell office:value-type="string" calcext:value-type="string">
            <text:p>Colicin-V</text:p>
          </table:table-cell>
          <table:table-cell office:value-type="string" calcext:value-type="string">
            <text:p>P2252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-IIaB</text:p>
          </table:table-cell>
          <table:table-cell office:value-type="float" office:value="3000417" calcext:value-type="float">
            <text:p>3000417</text:p>
          </table:table-cell>
          <table:table-cell office:value-type="string" calcext:value-type="string">
            <text:p>Heat-labile enterotoxin IIA</text:p>
          </table:table-cell>
          <table:table-cell office:value-type="string" calcext:value-type="string">
            <text:p>P1381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bA</text:p>
          </table:table-cell>
          <table:table-cell office:value-type="float" office:value="3000321" calcext:value-type="float">
            <text:p>3000321</text:p>
          </table:table-cell>
          <table:table-cell office:value-type="string" calcext:value-type="string">
            <text:p>Bacteriocin microcin B17</text:p>
          </table:table-cell>
          <table:table-cell office:value-type="string" calcext:value-type="string">
            <text:p>P0583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cB</text:p>
          </table:table-cell>
          <table:table-cell office:value-type="float" office:value="3000274" calcext:value-type="float">
            <text:p>3000274</text:p>
          </table:table-cell>
          <table:table-cell office:value-type="string" calcext:value-type="string">
            <text:p>Microcin C7 protein MccB</text:p>
          </table:table-cell>
          <table:table-cell office:value-type="string" calcext:value-type="string">
            <text:p>H9AXU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eA</text:p>
          </table:table-cell>
          <table:table-cell office:value-type="float" office:value="3000314" calcext:value-type="float">
            <text:p>3000314</text:p>
          </table:table-cell>
          <table:table-cell office:value-type="string" calcext:value-type="string">
            <text:p>Microcin E492</text:p>
          </table:table-cell>
          <table:table-cell office:value-type="string" calcext:value-type="string">
            <text:p>Q9Z4N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B</text:p>
          </table:table-cell>
          <table:table-cell office:value-type="float" office:value="3000477" calcext:value-type="float">
            <text:p>3000477</text:p>
          </table:table-cell>
          <table:table-cell office:value-type="string" calcext:value-type="string">
            <text:p>Microcin H47</text:p>
          </table:table-cell>
          <table:table-cell office:value-type="string" calcext:value-type="string">
            <text:p>P6253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jA</text:p>
          </table:table-cell>
          <table:table-cell office:value-type="float" office:value="3000399" calcext:value-type="float">
            <text:p>3000399</text:p>
          </table:table-cell>
          <table:table-cell office:value-type="string" calcext:value-type="string">
            <text:p>Microcin J25</text:p>
          </table:table-cell>
          <table:table-cell office:value-type="string" calcext:value-type="string">
            <text:p>Q9X2V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lC</text:p>
          </table:table-cell>
          <table:table-cell office:value-type="float" office:value="3000406" calcext:value-type="float">
            <text:p>3000406</text:p>
          </table:table-cell>
          <table:table-cell office:value-type="string" calcext:value-type="string">
            <text:p>Microcin L</text:p>
          </table:table-cell>
          <table:table-cell office:value-type="string" calcext:value-type="string">
            <text:p>Q841V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S</text:p>
          </table:table-cell>
          <table:table-cell office:value-type="float" office:value="3000447" calcext:value-type="float">
            <text:p>3000447</text:p>
          </table:table-cell>
          <table:table-cell office:value-type="string" calcext:value-type="string">
            <text:p>Microcin-24</text:p>
          </table:table-cell>
          <table:table-cell office:value-type="string" calcext:value-type="string">
            <text:p>Q4697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3000391" calcext:value-type="float">
            <text:p>3000391</text:p>
          </table:table-cell>
          <table:table-cell office:value-type="string" calcext:value-type="string">
            <text:p>Enterotoxin SenB/TieB protein</text:p>
          </table:table-cell>
          <table:table-cell office:value-type="string" calcext:value-type="string">
            <text:p>A0A0E0VF8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000470" calcext:value-type="float">
            <text:p>3000470</text:p>
          </table:table-cell>
          <table:table-cell office:value-type="string" calcext:value-type="string">
            <text:p>Heat-stable enterotoxin ST-IA/ST-P</text:p>
          </table:table-cell>
          <table:table-cell office:value-type="string" calcext:value-type="string">
            <text:p>P0155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00278" calcext:value-type="float">
            <text:p>3000278</text:p>
          </table:table-cell>
          <table:table-cell office:value-type="string" calcext:value-type="string">
            <text:p>Heat-stable enterotoxin Stb</text:p>
          </table:table-cell>
          <table:table-cell office:value-type="string" calcext:value-type="string">
            <text:p>G7QEH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V-IIvB</text:p>
          </table:table-cell>
          <table:table-cell office:value-type="float" office:value="3000283" calcext:value-type="float">
            <text:p>3000283</text:p>
          </table:table-cell>
          <table:table-cell office:value-type="string" calcext:value-type="string">
            <text:p>Shiga toxin 2e subunit A</text:p>
          </table:table-cell>
          <table:table-cell office:value-type="string" calcext:value-type="string">
            <text:p>Q5747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_2</text:p>
          </table:table-cell>
          <table:table-cell office:value-type="float" office:value="3000439" calcext:value-type="float">
            <text:p>300043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an-hlyE</text:p>
          </table:table-cell>
          <table:table-cell office:value-type="float" office:value="3000320" calcext:value-type="float">
            <text:p>3000320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</text:p>
          </table:table-cell>
          <table:table-cell office:value-type="float" office:value="3000366" calcext:value-type="float">
            <text:p>300036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/3</text:p>
          </table:table-cell>
          <table:table-cell office:value-type="float" office:value="3000418" calcext:value-type="float">
            <text:p>30004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3</text:p>
          </table:table-cell>
          <table:table-cell office:value-type="float" office:value="3000331" calcext:value-type="float">
            <text:p>300033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2</text:p>
          </table:table-cell>
          <table:table-cell office:value-type="float" office:value="3000476" calcext:value-type="float">
            <text:p>300047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A</text:p>
          </table:table-cell>
          <table:table-cell office:value-type="float" office:value="3000334" calcext:value-type="float">
            <text:p>300033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B</text:p>
          </table:table-cell>
          <table:table-cell office:value-type="float" office:value="3000284" calcext:value-type="float">
            <text:p>300028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E</text:p>
          </table:table-cell>
          <table:table-cell office:value-type="float" office:value="3000294" calcext:value-type="float">
            <text:p>300029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T1_set1</text:p>
          </table:table-cell>
          <table:table-cell office:value-type="float" office:value="3000461" calcext:value-type="float">
            <text:p>300046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3000403" calcext:value-type="float">
            <text:p>30004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B-2</text:p>
          </table:table-cell>
          <table:table-cell office:value-type="float" office:value="3000375" calcext:value-type="float">
            <text:p>300037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fB</text:p>
          </table:table-cell>
          <table:table-cell office:value-type="float" office:value="3000349" calcext:value-type="float">
            <text:p>300034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000291" calcext:value-type="float">
            <text:p>300029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olicin-like Usp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0:25:31.540387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dc:date>2016-03-17T10:44:26.891554003</dc:date>
    <meta:editing-duration>PT8H27M58S</meta:editing-duration>
    <meta:editing-cycles>54</meta:editing-cycles>
    <meta:document-statistic meta:table-count="1" meta:cell-count="2888" meta:object-count="0"/>
  </office:meta>
</office:document-meta>
</file>